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office:value-type="string">
            <text:p>size/density</text:p>
          </table:table-cell>
          <table:table-cell/>
          <table:table-cell office:value-type="string">
            <text:p>Fibonacci</text:p>
          </table:table-cell>
          <table:table-cell table:number-columns-repeated="11"/>
          <table:table-cell office:value-type="string">
            <text:p>Binary</text:p>
          </table:table-cell>
          <table:table-cell table:number-columns-repeated="11"/>
        </table:table-row>
        <table:table-row table:style-name="ro1"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640">
            <text:p>640</text:p>
          </table:table-cell>
          <table:table-cell office:value-type="float" office:value="1280">
            <text:p>1280</text:p>
          </table:table-cell>
          <table:table-cell office:value-type="float" office:value="2560">
            <text:p>2560</text:p>
          </table:table-cell>
          <table:table-cell office:value-type="float" office:value="5120">
            <text:p>5120</text:p>
          </table:table-cell>
          <table:table-cell office:value-type="float" office:value="10240">
            <text:p>10240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640">
            <text:p>640</text:p>
          </table:table-cell>
          <table:table-cell office:value-type="float" office:value="1280">
            <text:p>1280</text:p>
          </table:table-cell>
          <table:table-cell office:value-type="float" office:value="2560">
            <text:p>2560</text:p>
          </table:table-cell>
          <table:table-cell office:value-type="float" office:value="5120">
            <text:p>512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0000260945">
            <text:p>2.60945E-006</text:p>
          </table:table-cell>
          <table:table-cell office:value-type="float" office:value="0.0000021653">
            <text:p>2.1653E-006</text:p>
          </table:table-cell>
          <table:table-cell office:value-type="float" office:value="0.0000034582">
            <text:p>3.4582E-006</text:p>
          </table:table-cell>
          <table:table-cell office:value-type="float" office:value="0.000006018">
            <text:p>0.000006018</text:p>
          </table:table-cell>
          <table:table-cell office:value-type="float" office:value="0.0000147814">
            <text:p>1.47814E-005</text:p>
          </table:table-cell>
          <table:table-cell office:value-type="float" office:value="0.0000219678">
            <text:p>2.19678E-005</text:p>
          </table:table-cell>
          <table:table-cell office:value-type="float" office:value="0.0000466711">
            <text:p>4.66711E-005</text:p>
          </table:table-cell>
          <table:table-cell office:value-type="float" office:value="0.0000939257">
            <text:p>9.39257E-005</text:p>
          </table:table-cell>
          <table:table-cell office:value-type="float" office:value="0.00155507">
            <text:p>0.00155507</text:p>
          </table:table-cell>
          <table:table-cell office:value-type="float" office:value="0.00478762">
            <text:p>0.00478762</text:p>
          </table:table-cell>
          <table:table-cell office:value-type="float" office:value="0.0126203">
            <text:p>0.0126203</text:p>
          </table:table-cell>
          <table:table-cell office:value-type="string">
            <text:p><text:s/>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00017971">
            <text:p>1.7971E-006</text:p>
          </table:table-cell>
          <table:table-cell office:value-type="float" office:value="0.0000032786">
            <text:p>3.2786E-006</text:p>
          </table:table-cell>
          <table:table-cell office:value-type="float" office:value="0.00000608915">
            <text:p>6.08915E-006</text:p>
          </table:table-cell>
          <table:table-cell office:value-type="float" office:value="0.0000125449">
            <text:p>1.25449E-005</text:p>
          </table:table-cell>
          <table:table-cell office:value-type="float" office:value="0.0000253897">
            <text:p>2.53897E-005</text:p>
          </table:table-cell>
          <table:table-cell office:value-type="float" office:value="0.0000460266">
            <text:p>4.60266E-005</text:p>
          </table:table-cell>
          <table:table-cell office:value-type="float" office:value="0.000106266">
            <text:p>0.000106266</text:p>
          </table:table-cell>
          <table:table-cell office:value-type="float" office:value="0.000209005">
            <text:p>0.000209005</text:p>
          </table:table-cell>
          <table:table-cell office:value-type="float" office:value="0.0015535">
            <text:p>0.0015535</text:p>
          </table:table-cell>
          <table:table-cell office:value-type="float" office:value="0.00462483">
            <text:p>0.00462483</text:p>
          </table:table-cell>
          <table:table-cell office:value-type="float" office:value="0.0129226">
            <text:p>0.0129226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0.0000007947">
            <text:p>7.947E-007</text:p>
          </table:table-cell>
          <table:table-cell office:value-type="float" office:value="0.0000362815">
            <text:p>3.62815E-005</text:p>
          </table:table-cell>
          <table:table-cell office:value-type="float" office:value="0.0000179711">
            <text:p>1.79711E-005</text:p>
          </table:table-cell>
          <table:table-cell office:value-type="float" office:value="0.0000378363">
            <text:p>3.78363E-005</text:p>
          </table:table-cell>
          <table:table-cell office:value-type="float" office:value="0.0000848874">
            <text:p>8.48874E-005</text:p>
          </table:table-cell>
          <table:table-cell office:value-type="float" office:value="0.000198695">
            <text:p>0.000198695</text:p>
          </table:table-cell>
          <table:table-cell office:value-type="float" office:value="0.000567454">
            <text:p>0.000567454</text:p>
          </table:table-cell>
          <table:table-cell office:value-type="float" office:value="0.00174205">
            <text:p>0.00174205</text:p>
          </table:table-cell>
          <table:table-cell office:value-type="float" office:value="0.00574171">
            <text:p>0.00574171</text:p>
          </table:table-cell>
          <table:table-cell office:value-type="float" office:value="0.0192537">
            <text:p>0.0192537</text:p>
          </table:table-cell>
          <table:table-cell office:value-type="float" office:value="0.0688624">
            <text:p>0.0688624</text:p>
          </table:table-cell>
          <table:table-cell office:value-type="string">
            <text:p><text:s/></text:p>
          </table:table-cell>
          <table:table-cell/>
          <table:table-cell office:value-type="float" office:value="0.051">
            <text:p>0.051</text:p>
          </table:table-cell>
          <table:table-cell office:value-type="float" office:value="0.00000097025">
            <text:p>9.7025E-007</text:p>
          </table:table-cell>
          <table:table-cell office:value-type="float" office:value="0.0000036622">
            <text:p>3.6622E-006</text:p>
          </table:table-cell>
          <table:table-cell office:value-type="float" office:value="0.0000168184">
            <text:p>1.68184E-005</text:p>
          </table:table-cell>
          <table:table-cell office:value-type="float" office:value="0.0000446276">
            <text:p>4.46276E-005</text:p>
          </table:table-cell>
          <table:table-cell office:value-type="float" office:value="0.000086765">
            <text:p>0.000086765</text:p>
          </table:table-cell>
          <table:table-cell office:value-type="float" office:value="0.000205777">
            <text:p>0.000205777</text:p>
          </table:table-cell>
          <table:table-cell office:value-type="float" office:value="0.000564502">
            <text:p>0.000564502</text:p>
          </table:table-cell>
          <table:table-cell office:value-type="float" office:value="0.00173019">
            <text:p>0.00173019</text:p>
          </table:table-cell>
          <table:table-cell office:value-type="float" office:value="0.0059405">
            <text:p>0.0059405</text:p>
          </table:table-cell>
          <table:table-cell office:value-type="float" office:value="0.0194114">
            <text:p>0.0194114</text:p>
          </table:table-cell>
          <table:table-cell office:value-type="float" office:value="0.0670569">
            <text:p>0.0670569</text:p>
          </table:table-cell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0.0000020428">
            <text:p>2.0428E-006</text:p>
          </table:table-cell>
          <table:table-cell office:value-type="float" office:value="0.00000755335">
            <text:p>7.55335E-006</text:p>
          </table:table-cell>
          <table:table-cell office:value-type="float" office:value="0.0000157397">
            <text:p>1.57397E-005</text:p>
          </table:table-cell>
          <table:table-cell office:value-type="float" office:value="0.000041439">
            <text:p>0.000041439</text:p>
          </table:table-cell>
          <table:table-cell office:value-type="float" office:value="0.0000964152">
            <text:p>9.64152E-005</text:p>
          </table:table-cell>
          <table:table-cell office:value-type="float" office:value="0.000262778">
            <text:p>0.000262778</text:p>
          </table:table-cell>
          <table:table-cell office:value-type="float" office:value="0.000770959">
            <text:p>0.000770959</text:p>
          </table:table-cell>
          <table:table-cell office:value-type="float" office:value="0.00244969">
            <text:p>0.00244969</text:p>
          </table:table-cell>
          <table:table-cell office:value-type="float" office:value="0.00897277">
            <text:p>0.00897277</text:p>
          </table:table-cell>
          <table:table-cell office:value-type="float" office:value="0.0305958">
            <text:p>0.0305958</text:p>
          </table:table-cell>
          <table:table-cell office:value-type="float" office:value="0.117648">
            <text:p>0.117648</text:p>
          </table:table-cell>
          <table:table-cell office:value-type="string">
            <text:p><text:s/></text:p>
          </table:table-cell>
          <table:table-cell/>
          <table:table-cell office:value-type="float" office:value="0.101">
            <text:p>0.101</text:p>
          </table:table-cell>
          <table:table-cell office:value-type="float" office:value="0.00000229645">
            <text:p>2.29645E-006</text:p>
          </table:table-cell>
          <table:table-cell office:value-type="float" office:value="0.00000754245">
            <text:p>7.54245E-006</text:p>
          </table:table-cell>
          <table:table-cell office:value-type="float" office:value="0.0000159815">
            <text:p>1.59815E-005</text:p>
          </table:table-cell>
          <table:table-cell office:value-type="float" office:value="0.0000447789">
            <text:p>4.47789E-005</text:p>
          </table:table-cell>
          <table:table-cell office:value-type="float" office:value="0.0000944933">
            <text:p>9.44933E-005</text:p>
          </table:table-cell>
          <table:table-cell office:value-type="float" office:value="0.000294502">
            <text:p>0.000294502</text:p>
          </table:table-cell>
          <table:table-cell office:value-type="float" office:value="0.000777938">
            <text:p>0.000777938</text:p>
          </table:table-cell>
          <table:table-cell office:value-type="float" office:value="0.00250146">
            <text:p>0.00250146</text:p>
          </table:table-cell>
          <table:table-cell office:value-type="float" office:value="0.00877485">
            <text:p>0.00877485</text:p>
          </table:table-cell>
          <table:table-cell office:value-type="float" office:value="0.0310408">
            <text:p>0.0310408</text:p>
          </table:table-cell>
          <table:table-cell office:value-type="float" office:value="0.118168">
            <text:p>0.118168</text:p>
          </table:table-cell>
        </table:table-row>
        <table:table-row table:style-name="ro1">
          <table:table-cell office:value-type="float" office:value="0.151">
            <text:p>0.151</text:p>
          </table:table-cell>
          <table:table-cell office:value-type="float" office:value="0.00000245145">
            <text:p>2.45145E-006</text:p>
          </table:table-cell>
          <table:table-cell office:value-type="float" office:value="0.00000163825">
            <text:p>1.63825E-006</text:p>
          </table:table-cell>
          <table:table-cell office:value-type="float" office:value="0">
            <text:p>0</text:p>
          </table:table-cell>
          <table:table-cell office:value-type="float" office:value="0.000063185">
            <text:p>0.000063185</text:p>
          </table:table-cell>
          <table:table-cell office:value-type="float" office:value="0.000175607">
            <text:p>0.000175607</text:p>
          </table:table-cell>
          <table:table-cell office:value-type="float" office:value="0.000421331">
            <text:p>0.000421331</text:p>
          </table:table-cell>
          <table:table-cell office:value-type="float" office:value="0.00114178">
            <text:p>0.00114178</text:p>
          </table:table-cell>
          <table:table-cell office:value-type="float" office:value="0.0038082">
            <text:p>0.0038082</text:p>
          </table:table-cell>
          <table:table-cell office:value-type="float" office:value="0.012048">
            <text:p>0.012048</text:p>
          </table:table-cell>
          <table:table-cell office:value-type="float" office:value="0.0411019">
            <text:p>0.0411019</text:p>
          </table:table-cell>
          <table:table-cell office:value-type="float" office:value="0.156732">
            <text:p>0.156732</text:p>
          </table:table-cell>
          <table:table-cell office:value-type="string">
            <text:p><text:s/></text:p>
          </table:table-cell>
          <table:table-cell/>
          <table:table-cell office:value-type="float" office:value="0.151">
            <text:p>0.151</text:p>
          </table:table-cell>
          <table:table-cell office:value-type="float" office:value="0.00000261395">
            <text:p>0.000002614</text:p>
          </table:table-cell>
          <table:table-cell office:value-type="float" office:value="0.0000016141">
            <text:p>1.6141E-006</text:p>
          </table:table-cell>
          <table:table-cell office:value-type="float" office:value="0">
            <text:p>0</text:p>
          </table:table-cell>
          <table:table-cell office:value-type="float" office:value="0.000069334">
            <text:p>0.000069334</text:p>
          </table:table-cell>
          <table:table-cell office:value-type="float" office:value="0.00015956">
            <text:p>0.00015956</text:p>
          </table:table-cell>
          <table:table-cell office:value-type="float" office:value="0.000375341">
            <text:p>0.000375341</text:p>
          </table:table-cell>
          <table:table-cell office:value-type="float" office:value="0.00111694">
            <text:p>0.00111694</text:p>
          </table:table-cell>
          <table:table-cell office:value-type="float" office:value="0.00408297">
            <text:p>0.00408297</text:p>
          </table:table-cell>
          <table:table-cell office:value-type="float" office:value="0.0116041">
            <text:p>0.0116041</text:p>
          </table:table-cell>
          <table:table-cell office:value-type="float" office:value="0.0411213">
            <text:p>0.0411213</text:p>
          </table:table-cell>
          <table:table-cell office:value-type="float" office:value="0.15189">
            <text:p>0.15189</text:p>
          </table:table-cell>
        </table:table-row>
        <table:table-row table:style-name="ro1">
          <table:table-cell office:value-type="float" office:value="0.201">
            <text:p>0.201</text:p>
          </table:table-cell>
          <table:table-cell office:value-type="float" office:value="0.0000032803">
            <text:p>3.2803E-006</text:p>
          </table:table-cell>
          <table:table-cell office:value-type="float" office:value="0.00000869215">
            <text:p>8.69215E-006</text:p>
          </table:table-cell>
          <table:table-cell office:value-type="float" office:value="0.000018819">
            <text:p>0.000018819</text:p>
          </table:table-cell>
          <table:table-cell office:value-type="float" office:value="0.0000454048">
            <text:p>4.54048E-005</text:p>
          </table:table-cell>
          <table:table-cell office:value-type="float" office:value="0.000107536">
            <text:p>0.000107536</text:p>
          </table:table-cell>
          <table:table-cell office:value-type="float" office:value="0.000319312">
            <text:p>0.000319312</text:p>
          </table:table-cell>
          <table:table-cell office:value-type="float" office:value="0.00104178">
            <text:p>0.00104178</text:p>
          </table:table-cell>
          <table:table-cell office:value-type="float" office:value="0.00407872">
            <text:p>0.00407872</text:p>
          </table:table-cell>
          <table:table-cell office:value-type="float" office:value="0.0144583">
            <text:p>0.0144583</text:p>
          </table:table-cell>
          <table:table-cell office:value-type="float" office:value="0.0515595">
            <text:p>0.0515595</text:p>
          </table:table-cell>
          <table:table-cell office:value-type="float" office:value="0.202356">
            <text:p>0.202356</text:p>
          </table:table-cell>
          <table:table-cell office:value-type="string">
            <text:p><text:s/></text:p>
          </table:table-cell>
          <table:table-cell/>
          <table:table-cell office:value-type="float" office:value="0.201">
            <text:p>0.201</text:p>
          </table:table-cell>
          <table:table-cell office:value-type="float" office:value="0.0000081631">
            <text:p>8.1631E-006</text:p>
          </table:table-cell>
          <table:table-cell office:value-type="float" office:value="0.00000792065">
            <text:p>7.92065E-006</text:p>
          </table:table-cell>
          <table:table-cell office:value-type="float" office:value="0.0000189825">
            <text:p>1.89825E-005</text:p>
          </table:table-cell>
          <table:table-cell office:value-type="float" office:value="0.0000461956">
            <text:p>4.61956E-005</text:p>
          </table:table-cell>
          <table:table-cell office:value-type="float" office:value="0.000107238">
            <text:p>0.000107238</text:p>
          </table:table-cell>
          <table:table-cell office:value-type="float" office:value="0.000298033">
            <text:p>0.000298033</text:p>
          </table:table-cell>
          <table:table-cell office:value-type="float" office:value="0.000921888">
            <text:p>0.000921888</text:p>
          </table:table-cell>
          <table:table-cell office:value-type="float" office:value="0.00411161">
            <text:p>0.00411161</text:p>
          </table:table-cell>
          <table:table-cell office:value-type="float" office:value="0.0149242">
            <text:p>0.0149242</text:p>
          </table:table-cell>
          <table:table-cell office:value-type="float" office:value="0.0503691">
            <text:p>0.0503691</text:p>
          </table:table-cell>
          <table:table-cell office:value-type="float" office:value="0.200993">
            <text:p>0.200993</text:p>
          </table:table-cell>
        </table:table-row>
        <table:table-row table:style-name="ro1">
          <table:table-cell office:value-type="float" office:value="0.251">
            <text:p>0.251</text:p>
          </table:table-cell>
          <table:table-cell office:value-type="float" office:value="0.00000217545">
            <text:p>2.17545E-006</text:p>
          </table:table-cell>
          <table:table-cell office:value-type="float" office:value="0.0000096864">
            <text:p>9.6864E-006</text:p>
          </table:table-cell>
          <table:table-cell office:value-type="float" office:value="0.0000220663">
            <text:p>2.20663E-005</text:p>
          </table:table-cell>
          <table:table-cell office:value-type="float" office:value="0.0000469959">
            <text:p>4.69959E-005</text:p>
          </table:table-cell>
          <table:table-cell office:value-type="float" office:value="0.000133824">
            <text:p>0.000133824</text:p>
          </table:table-cell>
          <table:table-cell office:value-type="float" office:value="0.000457331">
            <text:p>0.000457331</text:p>
          </table:table-cell>
          <table:table-cell office:value-type="float" office:value="0.00114986">
            <text:p>0.00114986</text:p>
          </table:table-cell>
          <table:table-cell office:value-type="float" office:value="0.00451108">
            <text:p>0.00451108</text:p>
          </table:table-cell>
          <table:table-cell office:value-type="float" office:value="0.0165391">
            <text:p>0.0165391</text:p>
          </table:table-cell>
          <table:table-cell office:value-type="float" office:value="0.0625501">
            <text:p>0.0625501</text:p>
          </table:table-cell>
          <table:table-cell office:value-type="float" office:value="0.242572">
            <text:p>0.242572</text:p>
          </table:table-cell>
          <table:table-cell office:value-type="string">
            <text:p><text:s/></text:p>
          </table:table-cell>
          <table:table-cell/>
          <table:table-cell office:value-type="float" office:value="0.251">
            <text:p>0.251</text:p>
          </table:table-cell>
          <table:table-cell office:value-type="float" office:value="0.00000238285">
            <text:p>2.38285E-006</text:p>
          </table:table-cell>
          <table:table-cell office:value-type="float" office:value="0.0000112614">
            <text:p>1.12614E-005</text:p>
          </table:table-cell>
          <table:table-cell office:value-type="float" office:value="0.0000241313">
            <text:p>2.41313E-005</text:p>
          </table:table-cell>
          <table:table-cell office:value-type="float" office:value="0.0000491223">
            <text:p>4.91223E-005</text:p>
          </table:table-cell>
          <table:table-cell office:value-type="float" office:value="0.000120415">
            <text:p>0.000120415</text:p>
          </table:table-cell>
          <table:table-cell office:value-type="float" office:value="0.000432103">
            <text:p>0.000432103</text:p>
          </table:table-cell>
          <table:table-cell office:value-type="float" office:value="0.00120436">
            <text:p>0.00120436</text:p>
          </table:table-cell>
          <table:table-cell office:value-type="float" office:value="0.00481084">
            <text:p>0.00481084</text:p>
          </table:table-cell>
          <table:table-cell office:value-type="float" office:value="0.0173209">
            <text:p>0.0173209</text:p>
          </table:table-cell>
          <table:table-cell office:value-type="float" office:value="0.0616965">
            <text:p>0.0616965</text:p>
          </table:table-cell>
          <table:table-cell office:value-type="float" office:value="0.238603">
            <text:p>0.238603</text:p>
          </table:table-cell>
        </table:table-row>
        <table:table-row table:style-name="ro1">
          <table:table-cell office:value-type="float" office:value="0.301">
            <text:p>0.301</text:p>
          </table:table-cell>
          <table:table-cell office:value-type="float" office:value="0.00000134005">
            <text:p>1.34005E-006</text:p>
          </table:table-cell>
          <table:table-cell office:value-type="float" office:value="0">
            <text:p>0</text:p>
          </table:table-cell>
          <table:table-cell office:value-type="float" office:value="0.0000181721">
            <text:p>1.81721E-005</text:p>
          </table:table-cell>
          <table:table-cell office:value-type="float" office:value="0.0000482441">
            <text:p>4.82441E-005</text:p>
          </table:table-cell>
          <table:table-cell office:value-type="float" office:value="0.000118595">
            <text:p>0.000118595</text:p>
          </table:table-cell>
          <table:table-cell office:value-type="float" office:value="0.000381019">
            <text:p>0.000381019</text:p>
          </table:table-cell>
          <table:table-cell office:value-type="float" office:value="0.00143047">
            <text:p>0.00143047</text:p>
          </table:table-cell>
          <table:table-cell office:value-type="float" office:value="0.00518636">
            <text:p>0.00518636</text:p>
          </table:table-cell>
          <table:table-cell office:value-type="float" office:value="0.0185006">
            <text:p>0.0185006</text:p>
          </table:table-cell>
          <table:table-cell office:value-type="float" office:value="0.0723628">
            <text:p>0.0723628</text:p>
          </table:table-cell>
          <table:table-cell office:value-type="float" office:value="0.283202">
            <text:p>0.283202</text:p>
          </table:table-cell>
          <table:table-cell office:value-type="string">
            <text:p><text:s/></text:p>
          </table:table-cell>
          <table:table-cell/>
          <table:table-cell office:value-type="float" office:value="0.301">
            <text:p>0.301</text:p>
          </table:table-cell>
          <table:table-cell office:value-type="float" office:value="0.0000013419">
            <text:p>1.3419E-006</text:p>
          </table:table-cell>
          <table:table-cell office:value-type="float" office:value="0">
            <text:p>0</text:p>
          </table:table-cell>
          <table:table-cell office:value-type="float" office:value="0.0000179753">
            <text:p>1.79753E-005</text:p>
          </table:table-cell>
          <table:table-cell office:value-type="float" office:value="0.0000472437">
            <text:p>4.72437E-005</text:p>
          </table:table-cell>
          <table:table-cell office:value-type="float" office:value="0.000124183">
            <text:p>0.000124183</text:p>
          </table:table-cell>
          <table:table-cell office:value-type="float" office:value="0.000330507">
            <text:p>0.000330507</text:p>
          </table:table-cell>
          <table:table-cell office:value-type="float" office:value="0.00124379">
            <text:p>0.00124379</text:p>
          </table:table-cell>
          <table:table-cell office:value-type="float" office:value="0.00532207">
            <text:p>0.00532207</text:p>
          </table:table-cell>
          <table:table-cell office:value-type="float" office:value="0.0181506">
            <text:p>0.0181506</text:p>
          </table:table-cell>
          <table:table-cell office:value-type="float" office:value="0.0701407">
            <text:p>0.0701407</text:p>
          </table:table-cell>
          <table:table-cell office:value-type="float" office:value="0.279209">
            <text:p>0.279209</text:p>
          </table:table-cell>
        </table:table-row>
        <table:table-row table:style-name="ro1">
          <table:table-cell office:value-type="float" office:value="0.351">
            <text:p>0.351</text:p>
          </table:table-cell>
          <table:table-cell office:value-type="float" office:value="0.0000011523">
            <text:p>1.1523E-006</text:p>
          </table:table-cell>
          <table:table-cell office:value-type="float" office:value="0.0000162856">
            <text:p>1.62856E-005</text:p>
          </table:table-cell>
          <table:table-cell office:value-type="float" office:value="0.0000206849">
            <text:p>2.06849E-005</text:p>
          </table:table-cell>
          <table:table-cell office:value-type="float" office:value="0.0000479987">
            <text:p>4.79987E-005</text:p>
          </table:table-cell>
          <table:table-cell office:value-type="float" office:value="0.000128493">
            <text:p>0.000128493</text:p>
          </table:table-cell>
          <table:table-cell office:value-type="float" office:value="0.000388101">
            <text:p>0.000388101</text:p>
          </table:table-cell>
          <table:table-cell office:value-type="float" office:value="0.00175998">
            <text:p>0.00175998</text:p>
          </table:table-cell>
          <table:table-cell office:value-type="float" office:value="0.00558804">
            <text:p>0.00558804</text:p>
          </table:table-cell>
          <table:table-cell office:value-type="float" office:value="0.0214365">
            <text:p>0.0214365</text:p>
          </table:table-cell>
          <table:table-cell office:value-type="float" office:value="0.0821386">
            <text:p>0.0821386</text:p>
          </table:table-cell>
          <table:table-cell office:value-type="float" office:value="0.324777">
            <text:p>0.324777</text:p>
          </table:table-cell>
          <table:table-cell office:value-type="string">
            <text:p><text:s/></text:p>
          </table:table-cell>
          <table:table-cell/>
          <table:table-cell office:value-type="float" office:value="0.351">
            <text:p>0.351</text:p>
          </table:table-cell>
          <table:table-cell office:value-type="float" office:value="0.0000012281">
            <text:p>1.2281E-006</text:p>
          </table:table-cell>
          <table:table-cell office:value-type="float" office:value="0.00000505285">
            <text:p>5.05285E-006</text:p>
          </table:table-cell>
          <table:table-cell office:value-type="float" office:value="0.0000218181">
            <text:p>2.18181E-005</text:p>
          </table:table-cell>
          <table:table-cell office:value-type="float" office:value="0.0000500396">
            <text:p>5.00396E-005</text:p>
          </table:table-cell>
          <table:table-cell office:value-type="float" office:value="0.000127571">
            <text:p>0.000127571</text:p>
          </table:table-cell>
          <table:table-cell office:value-type="float" office:value="0.00033684">
            <text:p>0.00033684</text:p>
          </table:table-cell>
          <table:table-cell office:value-type="float" office:value="0.00157846">
            <text:p>0.00157846</text:p>
          </table:table-cell>
          <table:table-cell office:value-type="float" office:value="0.00566609">
            <text:p>0.00566609</text:p>
          </table:table-cell>
          <table:table-cell office:value-type="float" office:value="0.0208978">
            <text:p>0.0208978</text:p>
          </table:table-cell>
          <table:table-cell office:value-type="float" office:value="0.0802332">
            <text:p>0.0802332</text:p>
          </table:table-cell>
          <table:table-cell office:value-type="float" office:value="0.322066">
            <text:p>0.322066</text:p>
          </table:table-cell>
        </table:table-row>
        <table:table-row table:style-name="ro1">
          <table:table-cell office:value-type="float" office:value="0.401">
            <text:p>0.401</text:p>
          </table:table-cell>
          <table:table-cell office:value-type="float" office:value="0.00000336875">
            <text:p>3.36875E-006</text:p>
          </table:table-cell>
          <table:table-cell office:value-type="float" office:value="0.0000104075">
            <text:p>1.04075E-005</text:p>
          </table:table-cell>
          <table:table-cell office:value-type="float" office:value="0.0000202041">
            <text:p>2.02041E-005</text:p>
          </table:table-cell>
          <table:table-cell office:value-type="float" office:value="0.000044688">
            <text:p>0.000044688</text:p>
          </table:table-cell>
          <table:table-cell office:value-type="float" office:value="0.000141103">
            <text:p>0.000141103</text:p>
          </table:table-cell>
          <table:table-cell office:value-type="float" office:value="0.000412162">
            <text:p>0.000412162</text:p>
          </table:table-cell>
          <table:table-cell office:value-type="float" office:value="0.00167339">
            <text:p>0.00167339</text:p>
          </table:table-cell>
          <table:table-cell office:value-type="float" office:value="0.0066236">
            <text:p>0.0066236</text:p>
          </table:table-cell>
          <table:table-cell office:value-type="float" office:value="0.0248544">
            <text:p>0.0248544</text:p>
          </table:table-cell>
          <table:table-cell office:value-type="float" office:value="0.0925153">
            <text:p>0.0925153</text:p>
          </table:table-cell>
          <table:table-cell office:value-type="float" office:value="0.369821">
            <text:p>0.369821</text:p>
          </table:table-cell>
          <table:table-cell office:value-type="string">
            <text:p><text:s/></text:p>
          </table:table-cell>
          <table:table-cell/>
          <table:table-cell office:value-type="float" office:value="0.401">
            <text:p>0.401</text:p>
          </table:table-cell>
          <table:table-cell office:value-type="float" office:value="0.0000036934">
            <text:p>3.6934E-006</text:p>
          </table:table-cell>
          <table:table-cell office:value-type="float" office:value="0.0000095418">
            <text:p>9.5418E-006</text:p>
          </table:table-cell>
          <table:table-cell office:value-type="float" office:value="0.0000209735">
            <text:p>2.09735E-005</text:p>
          </table:table-cell>
          <table:table-cell office:value-type="float" office:value="0.0000475821">
            <text:p>4.75821E-005</text:p>
          </table:table-cell>
          <table:table-cell office:value-type="float" office:value="0.000124888">
            <text:p>0.000124888</text:p>
          </table:table-cell>
          <table:table-cell office:value-type="float" office:value="0.000424523">
            <text:p>0.000424523</text:p>
          </table:table-cell>
          <table:table-cell office:value-type="float" office:value="0.0015673">
            <text:p>0.0015673</text:p>
          </table:table-cell>
          <table:table-cell office:value-type="float" office:value="0.00662345">
            <text:p>0.00662345</text:p>
          </table:table-cell>
          <table:table-cell office:value-type="float" office:value="0.0248468">
            <text:p>0.0248468</text:p>
          </table:table-cell>
          <table:table-cell office:value-type="float" office:value="0.0927251">
            <text:p>0.0927251</text:p>
          </table:table-cell>
          <table:table-cell office:value-type="float" office:value="0.364828">
            <text:p>0.364828</text:p>
          </table:table-cell>
        </table:table-row>
        <table:table-row table:style-name="ro1">
          <table:table-cell office:value-type="float" office:value="0.451">
            <text:p>0.451</text:p>
          </table:table-cell>
          <table:table-cell office:value-type="float" office:value="0.00000310645">
            <text:p>3.10645E-006</text:p>
          </table:table-cell>
          <table:table-cell office:value-type="float" office:value="0.0000151139">
            <text:p>1.51139E-005</text:p>
          </table:table-cell>
          <table:table-cell office:value-type="float" office:value="0.0000217065">
            <text:p>2.17065E-005</text:p>
          </table:table-cell>
          <table:table-cell office:value-type="float" office:value="0.0000513609">
            <text:p>5.13609E-005</text:p>
          </table:table-cell>
          <table:table-cell office:value-type="float" office:value="0.00014703">
            <text:p>0.00014703</text:p>
          </table:table-cell>
          <table:table-cell office:value-type="float" office:value="0.000482735">
            <text:p>0.000482735</text:p>
          </table:table-cell>
          <table:table-cell office:value-type="float" office:value="0.00176745">
            <text:p>0.00176745</text:p>
          </table:table-cell>
          <table:table-cell office:value-type="float" office:value="0.00665036">
            <text:p>0.00665036</text:p>
          </table:table-cell>
          <table:table-cell office:value-type="float" office:value="0.0264171">
            <text:p>0.0264171</text:p>
          </table:table-cell>
          <table:table-cell office:value-type="float" office:value="0.106258">
            <text:p>0.106258</text:p>
          </table:table-cell>
          <table:table-cell office:value-type="float" office:value="0.428402">
            <text:p>0.428402</text:p>
          </table:table-cell>
          <table:table-cell office:value-type="string">
            <text:p><text:s/></text:p>
          </table:table-cell>
          <table:table-cell/>
          <table:table-cell office:value-type="float" office:value="0.451">
            <text:p>0.451</text:p>
          </table:table-cell>
          <table:table-cell office:value-type="float" office:value="0.00000226355">
            <text:p>2.26355E-006</text:p>
          </table:table-cell>
          <table:table-cell office:value-type="float" office:value="0.0000102499">
            <text:p>1.02499E-005</text:p>
          </table:table-cell>
          <table:table-cell office:value-type="float" office:value="0.0000211324">
            <text:p>2.11324E-005</text:p>
          </table:table-cell>
          <table:table-cell office:value-type="float" office:value="0.0000497325">
            <text:p>4.97325E-005</text:p>
          </table:table-cell>
          <table:table-cell office:value-type="float" office:value="0.000140218">
            <text:p>0.000140218</text:p>
          </table:table-cell>
          <table:table-cell office:value-type="float" office:value="0.00043927">
            <text:p>0.00043927</text:p>
          </table:table-cell>
          <table:table-cell office:value-type="float" office:value="0.00185764">
            <text:p>0.00185764</text:p>
          </table:table-cell>
          <table:table-cell office:value-type="float" office:value="0.00667748">
            <text:p>0.00667748</text:p>
          </table:table-cell>
          <table:table-cell office:value-type="float" office:value="0.0262067">
            <text:p>0.0262067</text:p>
          </table:table-cell>
          <table:table-cell office:value-type="float" office:value="0.103614">
            <text:p>0.103614</text:p>
          </table:table-cell>
          <table:table-cell office:value-type="float" office:value="0.422976">
            <text:p>0.422976</text:p>
          </table:table-cell>
        </table:table-row>
        <table:table-row table:style-name="ro1">
          <table:table-cell office:value-type="float" office:value="0.501">
            <text:p>0.501</text:p>
          </table:table-cell>
          <table:table-cell office:value-type="float" office:value="0.0000043306">
            <text:p>4.3306E-006</text:p>
          </table:table-cell>
          <table:table-cell office:value-type="float" office:value="0.0000110541">
            <text:p>1.10541E-005</text:p>
          </table:table-cell>
          <table:table-cell office:value-type="float" office:value="0.000021025">
            <text:p>0.000021025</text:p>
          </table:table-cell>
          <table:table-cell office:value-type="float" office:value="0.0000524134">
            <text:p>5.24134E-005</text:p>
          </table:table-cell>
          <table:table-cell office:value-type="float" office:value="0.00014417">
            <text:p>0.00014417</text:p>
          </table:table-cell>
          <table:table-cell office:value-type="float" office:value="0.000529404">
            <text:p>0.000529404</text:p>
          </table:table-cell>
          <table:table-cell office:value-type="float" office:value="0.0020779">
            <text:p>0.0020779</text:p>
          </table:table-cell>
          <table:table-cell office:value-type="float" office:value="0.00831815">
            <text:p>0.00831815</text:p>
          </table:table-cell>
          <table:table-cell office:value-type="float" office:value="0.0293643">
            <text:p>0.0293643</text:p>
          </table:table-cell>
          <table:table-cell office:value-type="float" office:value="0.115775">
            <text:p>0.115775</text:p>
          </table:table-cell>
          <table:table-cell office:value-type="float" office:value="0.47084">
            <text:p>0.47084</text:p>
          </table:table-cell>
          <table:table-cell office:value-type="string">
            <text:p><text:s/></text:p>
          </table:table-cell>
          <table:table-cell/>
          <table:table-cell office:value-type="float" office:value="0.501">
            <text:p>0.501</text:p>
          </table:table-cell>
          <table:table-cell office:value-type="float" office:value="0.0000049366">
            <text:p>4.9366E-006</text:p>
          </table:table-cell>
          <table:table-cell office:value-type="float" office:value="0.000012395">
            <text:p>0.000012395</text:p>
          </table:table-cell>
          <table:table-cell office:value-type="float" office:value="0.0000311563">
            <text:p>3.11563E-005</text:p>
          </table:table-cell>
          <table:table-cell office:value-type="float" office:value="0.0000507693">
            <text:p>5.07693E-005</text:p>
          </table:table-cell>
          <table:table-cell office:value-type="float" office:value="0.000194564">
            <text:p>0.000194564</text:p>
          </table:table-cell>
          <table:table-cell office:value-type="float" office:value="0.000449683">
            <text:p>0.000449683</text:p>
          </table:table-cell>
          <table:table-cell office:value-type="float" office:value="0.00191154">
            <text:p>0.00191154</text:p>
          </table:table-cell>
          <table:table-cell office:value-type="float" office:value="0.00790441">
            <text:p>0.00790441</text:p>
          </table:table-cell>
          <table:table-cell office:value-type="float" office:value="0.0289936">
            <text:p>0.0289936</text:p>
          </table:table-cell>
          <table:table-cell office:value-type="float" office:value="0.114366">
            <text:p>0.114366</text:p>
          </table:table-cell>
          <table:table-cell office:value-type="float" office:value="0.466355">
            <text:p>0.466355</text:p>
          </table:table-cell>
        </table:table-row>
        <table:table-row table:style-name="ro1">
          <table:table-cell office:value-type="float" office:value="0.551">
            <text:p>0.551</text:p>
          </table:table-cell>
          <table:table-cell office:value-type="float" office:value="0.0000027182">
            <text:p>2.7182E-006</text:p>
          </table:table-cell>
          <table:table-cell office:value-type="float" office:value="0.00000883725">
            <text:p>8.83725E-006</text:p>
          </table:table-cell>
          <table:table-cell office:value-type="float" office:value="0.0000238506">
            <text:p>2.38506E-005</text:p>
          </table:table-cell>
          <table:table-cell office:value-type="float" office:value="0.0000477773">
            <text:p>4.77773E-005</text:p>
          </table:table-cell>
          <table:table-cell office:value-type="float" office:value="0.00019925">
            <text:p>0.00019925</text:p>
          </table:table-cell>
          <table:table-cell office:value-type="float" office:value="0.000624168">
            <text:p>0.000624168</text:p>
          </table:table-cell>
          <table:table-cell office:value-type="float" office:value="0.00242934">
            <text:p>0.00242934</text:p>
          </table:table-cell>
          <table:table-cell office:value-type="float" office:value="0.00819866">
            <text:p>0.00819866</text:p>
          </table:table-cell>
          <table:table-cell office:value-type="float" office:value="0.032764">
            <text:p>0.032764</text:p>
          </table:table-cell>
          <table:table-cell office:value-type="float" office:value="0.128154">
            <text:p>0.128154</text:p>
          </table:table-cell>
          <table:table-cell office:value-type="float" office:value="0.506987">
            <text:p>0.506987</text:p>
          </table:table-cell>
          <table:table-cell office:value-type="string">
            <text:p><text:s/></text:p>
          </table:table-cell>
          <table:table-cell/>
          <table:table-cell office:value-type="float" office:value="0.551">
            <text:p>0.551</text:p>
          </table:table-cell>
          <table:table-cell office:value-type="float" office:value="0.00000324935">
            <text:p>3.24935E-006</text:p>
          </table:table-cell>
          <table:table-cell office:value-type="float" office:value="0.0000091459">
            <text:p>9.1459E-006</text:p>
          </table:table-cell>
          <table:table-cell office:value-type="float" office:value="0.0000245616">
            <text:p>2.45616E-005</text:p>
          </table:table-cell>
          <table:table-cell office:value-type="float" office:value="0.0000476629">
            <text:p>4.76629E-005</text:p>
          </table:table-cell>
          <table:table-cell office:value-type="float" office:value="0.000159936">
            <text:p>0.000159936</text:p>
          </table:table-cell>
          <table:table-cell office:value-type="float" office:value="0.000549824">
            <text:p>0.000549824</text:p>
          </table:table-cell>
          <table:table-cell office:value-type="float" office:value="0.0022579">
            <text:p>0.0022579</text:p>
          </table:table-cell>
          <table:table-cell office:value-type="float" office:value="0.00784696">
            <text:p>0.00784696</text:p>
          </table:table-cell>
          <table:table-cell office:value-type="float" office:value="0.0322896">
            <text:p>0.0322896</text:p>
          </table:table-cell>
          <table:table-cell office:value-type="float" office:value="0.128344">
            <text:p>0.128344</text:p>
          </table:table-cell>
          <table:table-cell office:value-type="float" office:value="0.494441">
            <text:p>0.494441</text:p>
          </table:table-cell>
        </table:table-row>
        <table:table-row table:style-name="ro1">
          <table:table-cell office:value-type="float" office:value="0.601">
            <text:p>0.601</text:p>
          </table:table-cell>
          <table:table-cell office:value-type="float" office:value="0.0000079536">
            <text:p>7.9536E-006</text:p>
          </table:table-cell>
          <table:table-cell office:value-type="float" office:value="0.0000091453">
            <text:p>9.1453E-006</text:p>
          </table:table-cell>
          <table:table-cell office:value-type="float" office:value="0.0000218693">
            <text:p>2.18693E-005</text:p>
          </table:table-cell>
          <table:table-cell office:value-type="float" office:value="0.0000568026">
            <text:p>5.68026E-005</text:p>
          </table:table-cell>
          <table:table-cell office:value-type="float" office:value="0.000161376">
            <text:p>0.000161376</text:p>
          </table:table-cell>
          <table:table-cell office:value-type="float" office:value="0.00061914">
            <text:p>0.00061914</text:p>
          </table:table-cell>
          <table:table-cell office:value-type="float" office:value="0.00216905">
            <text:p>0.00216905</text:p>
          </table:table-cell>
          <table:table-cell office:value-type="float" office:value="0.00883211">
            <text:p>0.00883211</text:p>
          </table:table-cell>
          <table:table-cell office:value-type="float" office:value="0.0336866">
            <text:p>0.0336866</text:p>
          </table:table-cell>
          <table:table-cell office:value-type="float" office:value="0.136558">
            <text:p>0.136558</text:p>
          </table:table-cell>
          <table:table-cell office:value-type="float" office:value="0.55753">
            <text:p>0.55753</text:p>
          </table:table-cell>
          <table:table-cell office:value-type="string">
            <text:p><text:s/></text:p>
          </table:table-cell>
          <table:table-cell/>
          <table:table-cell office:value-type="float" office:value="0.601">
            <text:p>0.601</text:p>
          </table:table-cell>
          <table:table-cell office:value-type="float" office:value="0.00000725885">
            <text:p>7.25885E-006</text:p>
          </table:table-cell>
          <table:table-cell office:value-type="float" office:value="0.00000946395">
            <text:p>0.000009464</text:p>
          </table:table-cell>
          <table:table-cell office:value-type="float" office:value="0.0000256614">
            <text:p>2.56614E-005</text:p>
          </table:table-cell>
          <table:table-cell office:value-type="float" office:value="0.0000550064">
            <text:p>5.50064E-005</text:p>
          </table:table-cell>
          <table:table-cell office:value-type="float" office:value="0.00016497">
            <text:p>0.00016497</text:p>
          </table:table-cell>
          <table:table-cell office:value-type="float" office:value="0.000470205">
            <text:p>0.000470205</text:p>
          </table:table-cell>
          <table:table-cell office:value-type="float" office:value="0.00245751">
            <text:p>0.00245751</text:p>
          </table:table-cell>
          <table:table-cell office:value-type="float" office:value="0.00912361">
            <text:p>0.00912361</text:p>
          </table:table-cell>
          <table:table-cell office:value-type="float" office:value="0.0339941">
            <text:p>0.0339941</text:p>
          </table:table-cell>
          <table:table-cell office:value-type="float" office:value="0.137992">
            <text:p>0.137992</text:p>
          </table:table-cell>
          <table:table-cell office:value-type="float" office:value="0.543765">
            <text:p>0.543765</text:p>
          </table:table-cell>
        </table:table-row>
        <table:table-row table:style-name="ro1">
          <table:table-cell office:value-type="float" office:value="0.651">
            <text:p>0.651</text:p>
          </table:table-cell>
          <table:table-cell office:value-type="float" office:value="0.0000038829">
            <text:p>3.8829E-006</text:p>
          </table:table-cell>
          <table:table-cell office:value-type="float" office:value="0.0000111632">
            <text:p>1.11632E-005</text:p>
          </table:table-cell>
          <table:table-cell office:value-type="float" office:value="0.0000213527">
            <text:p>2.13527E-005</text:p>
          </table:table-cell>
          <table:table-cell office:value-type="float" office:value="0.0000580896">
            <text:p>5.80896E-005</text:p>
          </table:table-cell>
          <table:table-cell office:value-type="float" office:value="0.000189933">
            <text:p>0.000189933</text:p>
          </table:table-cell>
          <table:table-cell office:value-type="float" office:value="0.000723776">
            <text:p>0.000723776</text:p>
          </table:table-cell>
          <table:table-cell office:value-type="float" office:value="0.00244822">
            <text:p>0.00244822</text:p>
          </table:table-cell>
          <table:table-cell office:value-type="float" office:value="0.00875192">
            <text:p>0.00875192</text:p>
          </table:table-cell>
          <table:table-cell office:value-type="float" office:value="0.0373473">
            <text:p>0.0373473</text:p>
          </table:table-cell>
          <table:table-cell office:value-type="float" office:value="0.147173">
            <text:p>0.147173</text:p>
          </table:table-cell>
          <table:table-cell office:value-type="float" office:value="0.590385">
            <text:p>0.590385</text:p>
          </table:table-cell>
          <table:table-cell office:value-type="string">
            <text:p><text:s/></text:p>
          </table:table-cell>
          <table:table-cell/>
          <table:table-cell office:value-type="float" office:value="0.651">
            <text:p>0.651</text:p>
          </table:table-cell>
          <table:table-cell office:value-type="float" office:value="0.00000369515">
            <text:p>3.69515E-006</text:p>
          </table:table-cell>
          <table:table-cell office:value-type="float" office:value="0.0000104136">
            <text:p>1.04136E-005</text:p>
          </table:table-cell>
          <table:table-cell office:value-type="float" office:value="0.0000230476">
            <text:p>2.30476E-005</text:p>
          </table:table-cell>
          <table:table-cell office:value-type="float" office:value="0.0000740134">
            <text:p>7.40134E-005</text:p>
          </table:table-cell>
          <table:table-cell office:value-type="float" office:value="0.000164302">
            <text:p>0.000164302</text:p>
          </table:table-cell>
          <table:table-cell office:value-type="float" office:value="0.000601573">
            <text:p>0.000601573</text:p>
          </table:table-cell>
          <table:table-cell office:value-type="float" office:value="0.00244131">
            <text:p>0.00244131</text:p>
          </table:table-cell>
          <table:table-cell office:value-type="float" office:value="0.0085915">
            <text:p>0.0085915</text:p>
          </table:table-cell>
          <table:table-cell office:value-type="float" office:value="0.037567">
            <text:p>0.037567</text:p>
          </table:table-cell>
          <table:table-cell office:value-type="float" office:value="0.148096">
            <text:p>0.148096</text:p>
          </table:table-cell>
          <table:table-cell office:value-type="float" office:value="0.575372">
            <text:p>0.575372</text:p>
          </table:table-cell>
        </table:table-row>
        <table:table-row table:style-name="ro1">
          <table:table-cell office:value-type="float" office:value="0.701">
            <text:p>0.701</text:p>
          </table:table-cell>
          <table:table-cell office:value-type="float" office:value="0.00000196775">
            <text:p>1.96775E-006</text:p>
          </table:table-cell>
          <table:table-cell office:value-type="float" office:value="0.00000373795">
            <text:p>0.000003738</text:p>
          </table:table-cell>
          <table:table-cell office:value-type="float" office:value="0.0000153393">
            <text:p>1.53393E-005</text:p>
          </table:table-cell>
          <table:table-cell office:value-type="float" office:value="0.0000718056">
            <text:p>7.18056E-005</text:p>
          </table:table-cell>
          <table:table-cell office:value-type="float" office:value="0.000202508">
            <text:p>0.000202508</text:p>
          </table:table-cell>
          <table:table-cell office:value-type="float" office:value="0.000669326">
            <text:p>0.000669326</text:p>
          </table:table-cell>
          <table:table-cell office:value-type="float" office:value="0.00244807">
            <text:p>0.00244807</text:p>
          </table:table-cell>
          <table:table-cell office:value-type="float" office:value="0.00990553">
            <text:p>0.00990553</text:p>
          </table:table-cell>
          <table:table-cell office:value-type="float" office:value="0.039367">
            <text:p>0.039367</text:p>
          </table:table-cell>
          <table:table-cell office:value-type="float" office:value="0.161854">
            <text:p>0.161854</text:p>
          </table:table-cell>
          <table:table-cell office:value-type="float" office:value="0.642469">
            <text:p>0.642469</text:p>
          </table:table-cell>
          <table:table-cell office:value-type="string">
            <text:p><text:s/></text:p>
          </table:table-cell>
          <table:table-cell/>
          <table:table-cell office:value-type="float" office:value="0.701">
            <text:p>0.701</text:p>
          </table:table-cell>
          <table:table-cell office:value-type="float" office:value="0.0000011989">
            <text:p>1.1989E-006</text:p>
          </table:table-cell>
          <table:table-cell office:value-type="float" office:value="0.00000449955">
            <text:p>4.49955E-006</text:p>
          </table:table-cell>
          <table:table-cell office:value-type="float" office:value="0.0000158379">
            <text:p>1.58379E-005</text:p>
          </table:table-cell>
          <table:table-cell office:value-type="float" office:value="0.0000933196">
            <text:p>9.33196E-005</text:p>
          </table:table-cell>
          <table:table-cell office:value-type="float" office:value="0.000168933">
            <text:p>0.000168933</text:p>
          </table:table-cell>
          <table:table-cell office:value-type="float" office:value="0.000525384">
            <text:p>0.000525384</text:p>
          </table:table-cell>
          <table:table-cell office:value-type="float" office:value="0.00246161">
            <text:p>0.00246161</text:p>
          </table:table-cell>
          <table:table-cell office:value-type="float" office:value="0.00948441">
            <text:p>0.00948441</text:p>
          </table:table-cell>
          <table:table-cell office:value-type="float" office:value="0.0386928">
            <text:p>0.0386928</text:p>
          </table:table-cell>
          <table:table-cell office:value-type="float" office:value="0.157008">
            <text:p>0.157008</text:p>
          </table:table-cell>
          <table:table-cell office:value-type="float" office:value="0.635881">
            <text:p>0.635881</text:p>
          </table:table-cell>
        </table:table-row>
        <table:table-row table:style-name="ro1">
          <table:table-cell office:value-type="float" office:value="0.751">
            <text:p>0.751</text:p>
          </table:table-cell>
          <table:table-cell office:value-type="float" office:value="0.0000074654">
            <text:p>7.4654E-006</text:p>
          </table:table-cell>
          <table:table-cell office:value-type="float" office:value="0.0000092064">
            <text:p>9.2064E-006</text:p>
          </table:table-cell>
          <table:table-cell office:value-type="float" office:value="0.0000229921">
            <text:p>2.29921E-005</text:p>
          </table:table-cell>
          <table:table-cell office:value-type="float" office:value="0.0000595116">
            <text:p>5.95116E-005</text:p>
          </table:table-cell>
          <table:table-cell office:value-type="float" office:value="0.000169717">
            <text:p>0.000169717</text:p>
          </table:table-cell>
          <table:table-cell office:value-type="float" office:value="0.000707412">
            <text:p>0.000707412</text:p>
          </table:table-cell>
          <table:table-cell office:value-type="float" office:value="0.00311276">
            <text:p>0.00311276</text:p>
          </table:table-cell>
          <table:table-cell office:value-type="float" office:value="0.00983655">
            <text:p>0.00983655</text:p>
          </table:table-cell>
          <table:table-cell office:value-type="float" office:value="0.0401295">
            <text:p>0.0401295</text:p>
          </table:table-cell>
          <table:table-cell office:value-type="float" office:value="0.165738">
            <text:p>0.165738</text:p>
          </table:table-cell>
          <table:table-cell office:value-type="float" office:value="0.684549">
            <text:p>0.684549</text:p>
          </table:table-cell>
          <table:table-cell office:value-type="string">
            <text:p><text:s/></text:p>
          </table:table-cell>
          <table:table-cell/>
          <table:table-cell office:value-type="float" office:value="0.751">
            <text:p>0.751</text:p>
          </table:table-cell>
          <table:table-cell office:value-type="float" office:value="0.00000430045">
            <text:p>4.30045E-006</text:p>
          </table:table-cell>
          <table:table-cell office:value-type="float" office:value="0.0000099423">
            <text:p>9.9423E-006</text:p>
          </table:table-cell>
          <table:table-cell office:value-type="float" office:value="0.000023611">
            <text:p>0.000023611</text:p>
          </table:table-cell>
          <table:table-cell office:value-type="float" office:value="0.0000615958">
            <text:p>6.15958E-005</text:p>
          </table:table-cell>
          <table:table-cell office:value-type="float" office:value="0.000157483">
            <text:p>0.000157483</text:p>
          </table:table-cell>
          <table:table-cell office:value-type="float" office:value="0.000697287">
            <text:p>0.000697287</text:p>
          </table:table-cell>
          <table:table-cell office:value-type="float" office:value="0.00252021">
            <text:p>0.00252021</text:p>
          </table:table-cell>
          <table:table-cell office:value-type="float" office:value="0.0103559">
            <text:p>0.0103559</text:p>
          </table:table-cell>
          <table:table-cell office:value-type="float" office:value="0.040691">
            <text:p>0.040691</text:p>
          </table:table-cell>
          <table:table-cell office:value-type="float" office:value="0.165279">
            <text:p>0.165279</text:p>
          </table:table-cell>
          <table:table-cell office:value-type="float" office:value="0.678101">
            <text:p>0.678101</text:p>
          </table:table-cell>
        </table:table-row>
        <table:table-row table:style-name="ro1">
          <table:table-cell office:value-type="float" office:value="0.801">
            <text:p>0.801</text:p>
          </table:table-cell>
          <table:table-cell office:value-type="float" office:value="0.0000037139">
            <text:p>3.7139E-006</text:p>
          </table:table-cell>
          <table:table-cell office:value-type="float" office:value="0.0000105546">
            <text:p>1.05546E-005</text:p>
          </table:table-cell>
          <table:table-cell office:value-type="float" office:value="0.0000247558">
            <text:p>2.47558E-005</text:p>
          </table:table-cell>
          <table:table-cell office:value-type="float" office:value="0.0000594398">
            <text:p>5.94398E-005</text:p>
          </table:table-cell>
          <table:table-cell office:value-type="float" office:value="0.000220592">
            <text:p>0.000220592</text:p>
          </table:table-cell>
          <table:table-cell office:value-type="float" office:value="0.000878792">
            <text:p>0.000878792</text:p>
          </table:table-cell>
          <table:table-cell office:value-type="float" office:value="0.00281159">
            <text:p>0.00281159</text:p>
          </table:table-cell>
          <table:table-cell office:value-type="float" office:value="0.010923">
            <text:p>0.010923</text:p>
          </table:table-cell>
          <table:table-cell office:value-type="float" office:value="0.0455614">
            <text:p>0.0455614</text:p>
          </table:table-cell>
          <table:table-cell office:value-type="float" office:value="0.187187">
            <text:p>0.187187</text:p>
          </table:table-cell>
          <table:table-cell office:value-type="float" office:value="0.738757">
            <text:p>0.738757</text:p>
          </table:table-cell>
          <table:table-cell office:value-type="string">
            <text:p><text:s/></text:p>
          </table:table-cell>
          <table:table-cell/>
          <table:table-cell office:value-type="float" office:value="0.801">
            <text:p>0.801</text:p>
          </table:table-cell>
          <table:table-cell office:value-type="float" office:value="0.0000040059">
            <text:p>4.0059E-006</text:p>
          </table:table-cell>
          <table:table-cell office:value-type="float" office:value="0.0000106012">
            <text:p>1.06012E-005</text:p>
          </table:table-cell>
          <table:table-cell office:value-type="float" office:value="0.0000239952">
            <text:p>2.39952E-005</text:p>
          </table:table-cell>
          <table:table-cell office:value-type="float" office:value="0.0000617765">
            <text:p>6.17765E-005</text:p>
          </table:table-cell>
          <table:table-cell office:value-type="float" office:value="0.000205425">
            <text:p>0.000205425</text:p>
          </table:table-cell>
          <table:table-cell office:value-type="float" office:value="0.000693578">
            <text:p>0.000693578</text:p>
          </table:table-cell>
          <table:table-cell office:value-type="float" office:value="0.00289013">
            <text:p>0.00289013</text:p>
          </table:table-cell>
          <table:table-cell office:value-type="float" office:value="0.0108014">
            <text:p>0.0108014</text:p>
          </table:table-cell>
          <table:table-cell office:value-type="float" office:value="0.0441627">
            <text:p>0.0441627</text:p>
          </table:table-cell>
          <table:table-cell office:value-type="float" office:value="0.181809">
            <text:p>0.181809</text:p>
          </table:table-cell>
          <table:table-cell office:value-type="float" office:value="0.720396">
            <text:p>0.720396</text:p>
          </table:table-cell>
        </table:table-row>
        <table:table-row table:style-name="ro1">
          <table:table-cell office:value-type="float" office:value="0.851">
            <text:p>0.851</text:p>
          </table:table-cell>
          <table:table-cell office:value-type="float" office:value="0.00000150425">
            <text:p>1.50425E-006</text:p>
          </table:table-cell>
          <table:table-cell office:value-type="float" office:value="0.00000430935">
            <text:p>4.30935E-006</text:p>
          </table:table-cell>
          <table:table-cell office:value-type="float" office:value="0.0000253839">
            <text:p>2.53839E-005</text:p>
          </table:table-cell>
          <table:table-cell office:value-type="float" office:value="0.0000729991">
            <text:p>7.29991E-005</text:p>
          </table:table-cell>
          <table:table-cell office:value-type="float" office:value="0.000266848">
            <text:p>0.000266848</text:p>
          </table:table-cell>
          <table:table-cell office:value-type="float" office:value="0.000717002">
            <text:p>0.000717002</text:p>
          </table:table-cell>
          <table:table-cell office:value-type="float" office:value="0.00313858">
            <text:p>0.00313858</text:p>
          </table:table-cell>
          <table:table-cell office:value-type="float" office:value="0.0113573">
            <text:p>0.0113573</text:p>
          </table:table-cell>
          <table:table-cell office:value-type="float" office:value="0.0472878">
            <text:p>0.0472878</text:p>
          </table:table-cell>
          <table:table-cell office:value-type="float" office:value="0.194022">
            <text:p>0.194022</text:p>
          </table:table-cell>
          <table:table-cell office:value-type="float" office:value="0.763537">
            <text:p>0.763537</text:p>
          </table:table-cell>
          <table:table-cell office:value-type="string">
            <text:p><text:s/></text:p>
          </table:table-cell>
          <table:table-cell/>
          <table:table-cell office:value-type="float" office:value="0.851">
            <text:p>0.851</text:p>
          </table:table-cell>
          <table:table-cell office:value-type="float" office:value="0.00000061485">
            <text:p>6.1485E-007</text:p>
          </table:table-cell>
          <table:table-cell office:value-type="float" office:value="0.0000055261">
            <text:p>5.5261E-006</text:p>
          </table:table-cell>
          <table:table-cell office:value-type="float" office:value="0.0000244361">
            <text:p>2.44361E-005</text:p>
          </table:table-cell>
          <table:table-cell office:value-type="float" office:value="0.0000781879">
            <text:p>7.81879E-005</text:p>
          </table:table-cell>
          <table:table-cell office:value-type="float" office:value="0.000180657">
            <text:p>0.000180657</text:p>
          </table:table-cell>
          <table:table-cell office:value-type="float" office:value="0.000607695">
            <text:p>0.000607695</text:p>
          </table:table-cell>
          <table:table-cell office:value-type="float" office:value="0.00316314">
            <text:p>0.00316314</text:p>
          </table:table-cell>
          <table:table-cell office:value-type="float" office:value="0.0113616">
            <text:p>0.0113616</text:p>
          </table:table-cell>
          <table:table-cell office:value-type="float" office:value="0.0457829">
            <text:p>0.0457829</text:p>
          </table:table-cell>
          <table:table-cell office:value-type="float" office:value="0.19174">
            <text:p>0.19174</text:p>
          </table:table-cell>
          <table:table-cell office:value-type="float" office:value="0.756758">
            <text:p>0.756758</text:p>
          </table:table-cell>
        </table:table-row>
        <table:table-row table:style-name="ro1">
          <table:table-cell office:value-type="float" office:value="0.901">
            <text:p>0.901</text:p>
          </table:table-cell>
          <table:table-cell office:value-type="float" office:value="0.0000039016">
            <text:p>3.9016E-006</text:p>
          </table:table-cell>
          <table:table-cell office:value-type="float" office:value="0.0000107934">
            <text:p>1.07934E-005</text:p>
          </table:table-cell>
          <table:table-cell office:value-type="float" office:value="0.0000268339">
            <text:p>2.68339E-005</text:p>
          </table:table-cell>
          <table:table-cell office:value-type="float" office:value="0.0000701014">
            <text:p>7.01014E-005</text:p>
          </table:table-cell>
          <table:table-cell office:value-type="float" office:value="0.000264836">
            <text:p>0.000264836</text:p>
          </table:table-cell>
          <table:table-cell office:value-type="float" office:value="0.000851151">
            <text:p>0.000851151</text:p>
          </table:table-cell>
          <table:table-cell office:value-type="float" office:value="0.00344921">
            <text:p>0.00344921</text:p>
          </table:table-cell>
          <table:table-cell office:value-type="float" office:value="0.0133134">
            <text:p>0.0133134</text:p>
          </table:table-cell>
          <table:table-cell office:value-type="float" office:value="0.046916">
            <text:p>0.046916</text:p>
          </table:table-cell>
          <table:table-cell office:value-type="float" office:value="0.198519">
            <text:p>0.198519</text:p>
          </table:table-cell>
          <table:table-cell office:value-type="float" office:value="0.783834">
            <text:p>0.783834</text:p>
          </table:table-cell>
          <table:table-cell office:value-type="string">
            <text:p><text:s/></text:p>
          </table:table-cell>
          <table:table-cell/>
          <table:table-cell office:value-type="float" office:value="0.901">
            <text:p>0.901</text:p>
          </table:table-cell>
          <table:table-cell office:value-type="float" office:value="0.0000111866">
            <text:p>1.11866E-005</text:p>
          </table:table-cell>
          <table:table-cell office:value-type="float" office:value="0.0000176622">
            <text:p>1.76622E-005</text:p>
          </table:table-cell>
          <table:table-cell office:value-type="float" office:value="0.0000290068">
            <text:p>2.90068E-005</text:p>
          </table:table-cell>
          <table:table-cell office:value-type="float" office:value="0.000067198">
            <text:p>0.000067198</text:p>
          </table:table-cell>
          <table:table-cell office:value-type="float" office:value="0.000203408">
            <text:p>0.000203408</text:p>
          </table:table-cell>
          <table:table-cell office:value-type="float" office:value="0.000697139">
            <text:p>0.000697139</text:p>
          </table:table-cell>
          <table:table-cell office:value-type="float" office:value="0.00314972">
            <text:p>0.00314972</text:p>
          </table:table-cell>
          <table:table-cell office:value-type="float" office:value="0.0135338">
            <text:p>0.0135338</text:p>
          </table:table-cell>
          <table:table-cell office:value-type="float" office:value="0.0465145">
            <text:p>0.0465145</text:p>
          </table:table-cell>
          <table:table-cell office:value-type="float" office:value="0.194627">
            <text:p>0.194627</text:p>
          </table:table-cell>
          <table:table-cell office:value-type="float" office:value="0.775943">
            <text:p>0.775943</text:p>
          </table:table-cell>
        </table:table-row>
        <table:table-row table:style-name="ro1">
          <table:table-cell office:value-type="float" office:value="0.951">
            <text:p>0.951</text:p>
          </table:table-cell>
          <table:table-cell office:value-type="float" office:value="0.00000234315">
            <text:p>2.34315E-006</text:p>
          </table:table-cell>
          <table:table-cell office:value-type="float" office:value="0.0000166307">
            <text:p>1.66307E-005</text:p>
          </table:table-cell>
          <table:table-cell office:value-type="float" office:value="0.0000271534">
            <text:p>2.71534E-005</text:p>
          </table:table-cell>
          <table:table-cell office:value-type="float" office:value="0.0000620712">
            <text:p>6.20712E-005</text:p>
          </table:table-cell>
          <table:table-cell office:value-type="float" office:value="0.000255532">
            <text:p>0.000255532</text:p>
          </table:table-cell>
          <table:table-cell office:value-type="float" office:value="0.000848279">
            <text:p>0.000848279</text:p>
          </table:table-cell>
          <table:table-cell office:value-type="float" office:value="0.00332816">
            <text:p>0.00332816</text:p>
          </table:table-cell>
          <table:table-cell office:value-type="float" office:value="0.012429">
            <text:p>0.012429</text:p>
          </table:table-cell>
          <table:table-cell office:value-type="float" office:value="0.0498114">
            <text:p>0.0498114</text:p>
          </table:table-cell>
          <table:table-cell office:value-type="float" office:value="0.208808">
            <text:p>0.208808</text:p>
          </table:table-cell>
          <table:table-cell office:value-type="float" office:value="0.843498">
            <text:p>0.843498</text:p>
          </table:table-cell>
          <table:table-cell office:value-type="string">
            <text:p><text:s/></text:p>
          </table:table-cell>
          <table:table-cell/>
          <table:table-cell office:value-type="float" office:value="0.951">
            <text:p>0.951</text:p>
          </table:table-cell>
          <table:table-cell office:value-type="float" office:value="0.00000254305">
            <text:p>2.54305E-006</text:p>
          </table:table-cell>
          <table:table-cell office:value-type="float" office:value="0.0000091496">
            <text:p>9.1496E-006</text:p>
          </table:table-cell>
          <table:table-cell office:value-type="float" office:value="0.0000270097">
            <text:p>2.70097E-005</text:p>
          </table:table-cell>
          <table:table-cell office:value-type="float" office:value="0.000126799">
            <text:p>0.000126799</text:p>
          </table:table-cell>
          <table:table-cell office:value-type="float" office:value="0.000223787">
            <text:p>0.000223787</text:p>
          </table:table-cell>
          <table:table-cell office:value-type="float" office:value="0.000682344">
            <text:p>0.000682344</text:p>
          </table:table-cell>
          <table:table-cell office:value-type="float" office:value="0.00340885">
            <text:p>0.00340885</text:p>
          </table:table-cell>
          <table:table-cell office:value-type="float" office:value="0.0122853">
            <text:p>0.0122853</text:p>
          </table:table-cell>
          <table:table-cell office:value-type="float" office:value="0.0485603">
            <text:p>0.0485603</text:p>
          </table:table-cell>
          <table:table-cell office:value-type="float" office:value="0.206199">
            <text:p>0.206199</text:p>
          </table:table-cell>
          <table:table-cell office:value-type="float" office:value="0.834985">
            <text:p>0.8349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06961">
            <text:p>0.000006961</text:p>
          </table:table-cell>
          <table:table-cell office:value-type="float" office:value="0.0000093048">
            <text:p>9.3048E-006</text:p>
          </table:table-cell>
          <table:table-cell office:value-type="float" office:value="0.000026216">
            <text:p>0.000026216</text:p>
          </table:table-cell>
          <table:table-cell office:value-type="float" office:value="0.0000686781">
            <text:p>6.86781E-005</text:p>
          </table:table-cell>
          <table:table-cell office:value-type="float" office:value="0.00026054">
            <text:p>0.00026054</text:p>
          </table:table-cell>
          <table:table-cell office:value-type="float" office:value="0.000825298">
            <text:p>0.000825298</text:p>
          </table:table-cell>
          <table:table-cell office:value-type="float" office:value="0.00350046">
            <text:p>0.00350046</text:p>
          </table:table-cell>
          <table:table-cell office:value-type="float" office:value="0.0132688">
            <text:p>0.0132688</text:p>
          </table:table-cell>
          <table:table-cell office:value-type="float" office:value="0.0527976">
            <text:p>0.0527976</text:p>
          </table:table-cell>
          <table:table-cell office:value-type="float" office:value="0.219637">
            <text:p>0.219637</text:p>
          </table:table-cell>
          <table:table-cell office:value-type="float" office:value="0.917344">
            <text:p>0.917344</text:p>
          </table:table-cell>
          <table:table-cell office:value-type="string">
            <text:p><text:s/></text:p>
          </table:table-cell>
          <table:table-cell/>
          <table:table-cell office:value-type="float" office:value="1.001">
            <text:p>1.001</text:p>
          </table:table-cell>
          <table:table-cell office:value-type="float" office:value="0.00000863875">
            <text:p>8.63875E-006</text:p>
          </table:table-cell>
          <table:table-cell office:value-type="float" office:value="0.00000998595">
            <text:p>0.000009986</text:p>
          </table:table-cell>
          <table:table-cell office:value-type="float" office:value="0.000025933">
            <text:p>0.000025933</text:p>
          </table:table-cell>
          <table:table-cell office:value-type="float" office:value="0.0000893874">
            <text:p>8.93874E-005</text:p>
          </table:table-cell>
          <table:table-cell office:value-type="float" office:value="0.000212911">
            <text:p>0.000212911</text:p>
          </table:table-cell>
          <table:table-cell office:value-type="float" office:value="0.000763381">
            <text:p>0.000763381</text:p>
          </table:table-cell>
          <table:table-cell office:value-type="float" office:value="0.0035101">
            <text:p>0.0035101</text:p>
          </table:table-cell>
          <table:table-cell office:value-type="float" office:value="0.0127757">
            <text:p>0.0127757</text:p>
          </table:table-cell>
          <table:table-cell office:value-type="float" office:value="0.0513325">
            <text:p>0.0513325</text:p>
          </table:table-cell>
          <table:table-cell office:value-type="float" office:value="0.213874">
            <text:p>0.213874</text:p>
          </table:table-cell>
          <table:table-cell office:value-type="float" office:value="0.897678">
            <text:p>0.8976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056909">
            <text:p>5.6909E-006</text:p>
          </table:table-cell>
          <table:table-cell office:value-type="float" office:value="0.00000900765">
            <text:p>9.00765E-006</text:p>
          </table:table-cell>
          <table:table-cell office:value-type="float" office:value="0.013922">
            <text:p>0.013922</text:p>
          </table:table-cell>
          <table:table-cell office:value-type="float" office:value="0.0000951383">
            <text:p>9.51383E-005</text:p>
          </table:table-cell>
          <table:table-cell office:value-type="float" office:value="0.00020858">
            <text:p>0.00020858</text:p>
          </table:table-cell>
          <table:table-cell office:value-type="float" office:value="0.000828269">
            <text:p>0.000828269</text:p>
          </table:table-cell>
          <table:table-cell office:value-type="float" office:value="0.00373041">
            <text:p>0.00373041</text:p>
          </table:table-cell>
          <table:table-cell office:value-type="float" office:value="0.013284">
            <text:p>0.013284</text:p>
          </table:table-cell>
          <table:table-cell office:value-type="float" office:value="0.053882">
            <text:p>0.053882</text:p>
          </table:table-cell>
          <table:table-cell office:value-type="float" office:value="0.224464">
            <text:p>0.224464</text:p>
          </table:table-cell>
          <table:table-cell office:value-type="float" office:value="0.900068">
            <text:p>0.900068</text:p>
          </table:table-cell>
          <table:table-cell office:value-type="string">
            <text:p><text:s/></text:p>
          </table:table-cell>
          <table:table-cell/>
          <table:table-cell office:value-type="float" office:value="1.051">
            <text:p>1.051</text:p>
          </table:table-cell>
          <table:table-cell office:value-type="float" office:value="0.00000513855">
            <text:p>5.13855E-006</text:p>
          </table:table-cell>
          <table:table-cell office:value-type="float" office:value="0.0000094983">
            <text:p>9.4983E-006</text:p>
          </table:table-cell>
          <table:table-cell office:value-type="float" office:value="0.0000229821">
            <text:p>2.29821E-005</text:p>
          </table:table-cell>
          <table:table-cell office:value-type="float" office:value="0.0000659698">
            <text:p>6.59698E-005</text:p>
          </table:table-cell>
          <table:table-cell office:value-type="float" office:value="0.000210891">
            <text:p>0.000210891</text:p>
          </table:table-cell>
          <table:table-cell office:value-type="float" office:value="0.000810557">
            <text:p>0.000810557</text:p>
          </table:table-cell>
          <table:table-cell office:value-type="float" office:value="0.0034896">
            <text:p>0.0034896</text:p>
          </table:table-cell>
          <table:table-cell office:value-type="float" office:value="0.0129781">
            <text:p>0.0129781</text:p>
          </table:table-cell>
          <table:table-cell office:value-type="float" office:value="0.0530734">
            <text:p>0.0530734</text:p>
          </table:table-cell>
          <table:table-cell office:value-type="float" office:value="0.221019">
            <text:p>0.221019</text:p>
          </table:table-cell>
          <table:table-cell office:value-type="float" office:value="0.880256">
            <text:p>0.880256</text:p>
          </table:table-cell>
        </table:table-row>
        <table:table-row table:style-name="ro2" table:number-rows-repeated="7">
          <table:table-cell table:number-columns-repeated="26"/>
        </table:table-row>
        <table:table-row table:style-name="ro1">
          <table:table-cell/>
          <table:table-cell table:formula="of:=[.B2]" office:value-type="float" office:value="10">
            <text:p>10</text:p>
          </table:table-cell>
          <table:table-cell table:formula="of:=[.C2]" office:value-type="float" office:value="20">
            <text:p>20</text:p>
          </table:table-cell>
          <table:table-cell table:formula="of:=[.D2]" office:value-type="float" office:value="40">
            <text:p>40</text:p>
          </table:table-cell>
          <table:table-cell table:formula="of:=[.E2]" office:value-type="float" office:value="80">
            <text:p>80</text:p>
          </table:table-cell>
          <table:table-cell table:formula="of:=[.F2]" office:value-type="float" office:value="160">
            <text:p>160</text:p>
          </table:table-cell>
          <table:table-cell table:formula="of:=[.G2]" office:value-type="float" office:value="320">
            <text:p>320</text:p>
          </table:table-cell>
          <table:table-cell table:formula="of:=[.H2]" office:value-type="float" office:value="640">
            <text:p>640</text:p>
          </table:table-cell>
          <table:table-cell table:formula="of:=[.I2]" office:value-type="float" office:value="1280">
            <text:p>1280</text:p>
          </table:table-cell>
          <table:table-cell table:formula="of:=[.J2]" office:value-type="float" office:value="2560">
            <text:p>2560</text:p>
          </table:table-cell>
          <table:table-cell table:formula="of:=[.K2]" office:value-type="float" office:value="5120">
            <text:p>5120</text:p>
          </table:table-cell>
          <table:table-cell table:formula="of:=[.L2]" office:value-type="float" office:value="10240">
            <text:p>10240</text:p>
          </table:table-cell>
          <table:table-cell table:number-columns-repeated="14"/>
        </table:table-row>
        <table:table-row table:style-name="ro1">
          <table:table-cell table:formula="of:=[.A3]" office:value-type="float" office:value="0.001">
            <text:p>0.001</text:p>
          </table:table-cell>
          <table:table-cell table:formula="of:=[.P3]/[.B3]" office:value-type="float" office:value="0.68868918737665">
            <text:p>0.6886891874</text:p>
          </table:table-cell>
          <table:table-cell table:formula="of:=[.Q3]/[.C3]" office:value-type="float" office:value="1.51415508243661">
            <text:p>1.5141550824</text:p>
          </table:table-cell>
          <table:table-cell table:formula="of:=[.R3]/[.D3]" office:value-type="float" office:value="1.76078595801284">
            <text:p>1.760785958</text:p>
          </table:table-cell>
          <table:table-cell table:formula="of:=[.S3]/[.E3]" office:value-type="float" office:value="2.08456297773347">
            <text:p>2.0845629777</text:p>
          </table:table-cell>
          <table:table-cell table:formula="of:=[.T3]/[.F3]" office:value-type="float" office:value="1.71767897492795">
            <text:p>1.7176789749</text:p>
          </table:table-cell>
          <table:table-cell table:formula="of:=[.U3]/[.G3]" office:value-type="float" office:value="2.09518477043673">
            <text:p>2.0951847704</text:p>
          </table:table-cell>
          <table:table-cell table:formula="of:=[.V3]/[.H3]" office:value-type="float" office:value="2.27691226476342">
            <text:p>2.2769122648</text:p>
          </table:table-cell>
          <table:table-cell table:formula="of:=[.W3]/[.I3]" office:value-type="float" office:value="2.2252163145976">
            <text:p>2.2252163146</text:p>
          </table:table-cell>
          <table:table-cell table:formula="of:=[.X3]/[.J3]" office:value-type="float" office:value="0.998990399146019">
            <text:p>0.9989903991</text:p>
          </table:table-cell>
          <table:table-cell table:formula="of:=[.Y3]/[.K3]" office:value-type="float" office:value="0.965997719117223">
            <text:p>0.9659977191</text:p>
          </table:table-cell>
          <table:table-cell table:formula="of:=[.Z3]/[.L3]" office:value-type="float" office:value="1.02395347178752">
            <text:p>1.0239534718</text:p>
          </table:table-cell>
          <table:table-cell table:number-columns-repeated="14"/>
        </table:table-row>
        <table:table-row table:style-name="ro1">
          <table:table-cell table:formula="of:=[.A4]" office:value-type="float" office:value="0.051">
            <text:p>0.051</text:p>
          </table:table-cell>
          <table:table-cell table:formula="of:=[.P4]/[.B4]" office:value-type="float" office:value="1.22090096891909">
            <text:p>1.2209009689</text:p>
          </table:table-cell>
          <table:table-cell table:formula="of:=[.Q4]/[.C4]" office:value-type="float" office:value="0.100938494825186">
            <text:p>0.1009384948</text:p>
          </table:table-cell>
          <table:table-cell table:formula="of:=[.R4]/[.D4]" office:value-type="float" office:value="0.935858127771811">
            <text:p>0.9358581278</text:p>
          </table:table-cell>
          <table:table-cell table:formula="of:=[.S4]/[.E4]" office:value-type="float" office:value="1.17949165219644">
            <text:p>1.1794916522</text:p>
          </table:table-cell>
          <table:table-cell table:formula="of:=[.T4]/[.F4]" office:value-type="float" office:value="1.02211871255334">
            <text:p>1.0221187126</text:p>
          </table:table-cell>
          <table:table-cell table:formula="of:=[.U4]/[.G4]" office:value-type="float" office:value="1.0356425677546">
            <text:p>1.0356425678</text:p>
          </table:table-cell>
          <table:table-cell table:formula="of:=[.V4]/[.H4]" office:value-type="float" office:value="0.994797816210653">
            <text:p>0.9947978162</text:p>
          </table:table-cell>
          <table:table-cell table:formula="of:=[.W4]/[.I4]" office:value-type="float" office:value="0.993191929049109">
            <text:p>0.993191929</text:p>
          </table:table-cell>
          <table:table-cell table:formula="of:=[.X4]/[.J4]" office:value-type="float" office:value="1.03462208993488">
            <text:p>1.0346220899</text:p>
          </table:table-cell>
          <table:table-cell table:formula="of:=[.Y4]/[.K4]" office:value-type="float" office:value="1.00819063348863">
            <text:p>1.0081906335</text:p>
          </table:table-cell>
          <table:table-cell table:formula="of:=[.Z4]/[.L4]" office:value-type="float" office:value="0.973781047422106">
            <text:p>0.9737810474</text:p>
          </table:table-cell>
          <table:table-cell table:number-columns-repeated="14"/>
        </table:table-row>
        <table:table-row table:style-name="ro1">
          <table:table-cell table:formula="of:=[.A5]" office:value-type="float" office:value="0.101">
            <text:p>0.101</text:p>
          </table:table-cell>
          <table:table-cell table:formula="of:=[.P5]/[.B5]" office:value-type="float" office:value="1.12416780888976">
            <text:p>1.1241678089</text:p>
          </table:table-cell>
          <table:table-cell table:formula="of:=[.Q5]/[.C5]" office:value-type="float" office:value="0.99855693169256">
            <text:p>0.9985569317</text:p>
          </table:table-cell>
          <table:table-cell table:formula="of:=[.R5]/[.D5]" office:value-type="float" office:value="1.01536242749226">
            <text:p>1.0153624275</text:p>
          </table:table-cell>
          <table:table-cell table:formula="of:=[.S5]/[.E5]" office:value-type="float" office:value="1.08059798740317">
            <text:p>1.0805979874</text:p>
          </table:table-cell>
          <table:table-cell table:formula="of:=[.T5]/[.F5]" office:value-type="float" office:value="0.980066421062239">
            <text:p>0.9800664211</text:p>
          </table:table-cell>
          <table:table-cell table:formula="of:=[.U5]/[.G5]" office:value-type="float" office:value="1.12072547930192">
            <text:p>1.1207254793</text:p>
          </table:table-cell>
          <table:table-cell table:formula="of:=[.V5]/[.H5]" office:value-type="float" office:value="1.00905236205816">
            <text:p>1.0090523621</text:p>
          </table:table-cell>
          <table:table-cell table:formula="of:=[.W5]/[.I5]" office:value-type="float" office:value="1.02113328625255">
            <text:p>1.0211332863</text:p>
          </table:table-cell>
          <table:table-cell table:formula="of:=[.X5]/[.J5]" office:value-type="float" office:value="0.97794215164325">
            <text:p>0.9779421516</text:p>
          </table:table-cell>
          <table:table-cell table:formula="of:=[.Y5]/[.K5]" office:value-type="float" office:value="1.0145444799613">
            <text:p>1.01454448</text:p>
          </table:table-cell>
          <table:table-cell table:formula="of:=[.Z5]/[.L5]" office:value-type="float" office:value="1.00441996464028">
            <text:p>1.0044199646</text:p>
          </table:table-cell>
          <table:table-cell table:number-columns-repeated="14"/>
        </table:table-row>
        <table:table-row table:style-name="ro1">
          <table:table-cell table:formula="of:=[.A6]" office:value-type="float" office:value="0.151">
            <text:p>0.151</text:p>
          </table:table-cell>
          <table:table-cell table:formula="of:=[.P6]/[.B6]" office:value-type="float" office:value="1.06628729935344">
            <text:p>1.0662872994</text:p>
          </table:table-cell>
          <table:table-cell table:formula="of:=[.Q6]/[.C6]" office:value-type="float" office:value="0.985258660155654">
            <text:p>0.9852586602</text:p>
          </table:table-cell>
          <table:table-cell table:formula="of:=[.R6]/[.D6]" office:value-type="float" office:value="0">
            <text:p>#DIV/0!</text:p>
          </table:table-cell>
          <table:table-cell table:formula="of:=[.S6]/[.E6]" office:value-type="float" office:value="1.09731740128195">
            <text:p>1.0973174013</text:p>
          </table:table-cell>
          <table:table-cell table:formula="of:=[.T6]/[.F6]" office:value-type="float" office:value="0.908619815838776">
            <text:p>0.9086198158</text:p>
          </table:table-cell>
          <table:table-cell table:formula="of:=[.U6]/[.G6]" office:value-type="float" office:value="0.89084591449478">
            <text:p>0.8908459145</text:p>
          </table:table-cell>
          <table:table-cell table:formula="of:=[.V6]/[.H6]" office:value-type="float" office:value="0.978244495436949">
            <text:p>0.9782444954</text:p>
          </table:table-cell>
          <table:table-cell table:formula="of:=[.W6]/[.I6]" office:value-type="float" office:value="1.07215219788877">
            <text:p>1.0721521979</text:p>
          </table:table-cell>
          <table:table-cell table:formula="of:=[.X6]/[.J6]" office:value-type="float" office:value="0.963155710491368">
            <text:p>0.9631557105</text:p>
          </table:table-cell>
          <table:table-cell table:formula="of:=[.Y6]/[.K6]" office:value-type="float" office:value="1.00047199764488">
            <text:p>1.0004719976</text:p>
          </table:table-cell>
          <table:table-cell table:formula="of:=[.Z6]/[.L6]" office:value-type="float" office:value="0.969106500267974">
            <text:p>0.9691065003</text:p>
          </table:table-cell>
          <table:table-cell table:number-columns-repeated="14"/>
        </table:table-row>
        <table:table-row table:style-name="ro1">
          <table:table-cell table:formula="of:=[.A7]" office:value-type="float" office:value="0.201">
            <text:p>0.201</text:p>
          </table:table-cell>
          <table:table-cell table:formula="of:=[.P7]/[.B7]" office:value-type="float" office:value="2.4885223912447">
            <text:p>2.4885223912</text:p>
          </table:table-cell>
          <table:table-cell table:formula="of:=[.Q7]/[.C7]" office:value-type="float" office:value="0.911241752615866">
            <text:p>0.9112417526</text:p>
          </table:table-cell>
          <table:table-cell table:formula="of:=[.R7]/[.D7]" office:value-type="float" office:value="1.00868802805675">
            <text:p>1.0086880281</text:p>
          </table:table-cell>
          <table:table-cell table:formula="of:=[.S7]/[.E7]" office:value-type="float" office:value="1.01741666079357">
            <text:p>1.0174166608</text:p>
          </table:table-cell>
          <table:table-cell table:formula="of:=[.T7]/[.F7]" office:value-type="float" office:value="0.997228834994792">
            <text:p>0.997228835</text:p>
          </table:table-cell>
          <table:table-cell table:formula="of:=[.U7]/[.G7]" office:value-type="float" office:value="0.93335984867465">
            <text:p>0.9333598487</text:p>
          </table:table-cell>
          <table:table-cell table:formula="of:=[.V7]/[.H7]" office:value-type="float" office:value="0.884916201117319">
            <text:p>0.8849162011</text:p>
          </table:table-cell>
          <table:table-cell table:formula="of:=[.W7]/[.I7]" office:value-type="float" office:value="1.00806380433077">
            <text:p>1.0080638043</text:p>
          </table:table-cell>
          <table:table-cell table:formula="of:=[.X7]/[.J7]" office:value-type="float" office:value="1.03222370541488">
            <text:p>1.0322237054</text:p>
          </table:table-cell>
          <table:table-cell table:formula="of:=[.Y7]/[.K7]" office:value-type="float" office:value="0.976912111250109">
            <text:p>0.9769121113</text:p>
          </table:table-cell>
          <table:table-cell table:formula="of:=[.Z7]/[.L7]" office:value-type="float" office:value="0.993264346004072">
            <text:p>0.993264346</text:p>
          </table:table-cell>
          <table:table-cell table:number-columns-repeated="14"/>
        </table:table-row>
        <table:table-row table:style-name="ro1">
          <table:table-cell table:formula="of:=[.A8]" office:value-type="float" office:value="0.251">
            <text:p>0.251</text:p>
          </table:table-cell>
          <table:table-cell table:formula="of:=[.P8]/[.B8]" office:value-type="float" office:value="1.0953365970259">
            <text:p>1.095336597</text:p>
          </table:table-cell>
          <table:table-cell table:formula="of:=[.Q8]/[.C8]" office:value-type="float" office:value="1.16259910802775">
            <text:p>1.162599108</text:p>
          </table:table-cell>
          <table:table-cell table:formula="of:=[.R8]/[.D8]" office:value-type="float" office:value="1.09358161540449">
            <text:p>1.0935816154</text:p>
          </table:table-cell>
          <table:table-cell table:formula="of:=[.S8]/[.E8]" office:value-type="float" office:value="1.04524650022662">
            <text:p>1.0452465002</text:p>
          </table:table-cell>
          <table:table-cell table:formula="of:=[.T8]/[.F8]" office:value-type="float" office:value="0.899801231468197">
            <text:p>0.8998012315</text:p>
          </table:table-cell>
          <table:table-cell table:formula="of:=[.U8]/[.G8]" office:value-type="float" office:value="0.944836453247211">
            <text:p>0.9448364532</text:p>
          </table:table-cell>
          <table:table-cell table:formula="of:=[.V8]/[.H8]" office:value-type="float" office:value="1.04739707442645">
            <text:p>1.0473970744</text:p>
          </table:table-cell>
          <table:table-cell table:formula="of:=[.W8]/[.I8]" office:value-type="float" office:value="1.06644971935767">
            <text:p>1.0664497194</text:p>
          </table:table-cell>
          <table:table-cell table:formula="of:=[.X8]/[.J8]" office:value-type="float" office:value="1.04726980307272">
            <text:p>1.0472698031</text:p>
          </table:table-cell>
          <table:table-cell table:formula="of:=[.Y8]/[.K8]" office:value-type="float" office:value="0.986353339163327">
            <text:p>0.9863533392</text:p>
          </table:table-cell>
          <table:table-cell table:formula="of:=[.Z8]/[.L8]" office:value-type="float" office:value="0.983637847731808">
            <text:p>0.9836378477</text:p>
          </table:table-cell>
          <table:table-cell table:number-columns-repeated="14"/>
        </table:table-row>
        <table:table-row table:style-name="ro1">
          <table:table-cell table:formula="of:=[.A9]" office:value-type="float" office:value="0.301">
            <text:p>0.301</text:p>
          </table:table-cell>
          <table:table-cell table:formula="of:=[.P9]/[.B9]" office:value-type="float" office:value="1.00138054550203">
            <text:p>1.0013805455</text:p>
          </table:table-cell>
          <table:table-cell table:formula="of:=[.Q9]/[.C9]" office:value-type="float" office:value="0">
            <text:p>#DIV/0!</text:p>
          </table:table-cell>
          <table:table-cell table:formula="of:=[.R9]/[.D9]" office:value-type="float" office:value="0.989170211478035">
            <text:p>0.9891702115</text:p>
          </table:table-cell>
          <table:table-cell table:formula="of:=[.S9]/[.E9]" office:value-type="float" office:value="0.979263785623527">
            <text:p>0.9792637856</text:p>
          </table:table-cell>
          <table:table-cell table:formula="of:=[.T9]/[.F9]" office:value-type="float" office:value="1.04711834394367">
            <text:p>1.0471183439</text:p>
          </table:table-cell>
          <table:table-cell table:formula="of:=[.U9]/[.G9]" office:value-type="float" office:value="0.867429183321567">
            <text:p>0.8674291833</text:p>
          </table:table-cell>
          <table:table-cell table:formula="of:=[.V9]/[.H9]" office:value-type="float" office:value="0.869497437905024">
            <text:p>0.8694974379</text:p>
          </table:table-cell>
          <table:table-cell table:formula="of:=[.W9]/[.I9]" office:value-type="float" office:value="1.02616671422732">
            <text:p>1.0261667142</text:p>
          </table:table-cell>
          <table:table-cell table:formula="of:=[.X9]/[.J9]" office:value-type="float" office:value="0.981081694647741">
            <text:p>0.9810816946</text:p>
          </table:table-cell>
          <table:table-cell table:formula="of:=[.Y9]/[.K9]" office:value-type="float" office:value="0.969292233025809">
            <text:p>0.969292233</text:p>
          </table:table-cell>
          <table:table-cell table:formula="of:=[.Z9]/[.L9]" office:value-type="float" office:value="0.985900523301389">
            <text:p>0.9859005233</text:p>
          </table:table-cell>
          <table:table-cell table:number-columns-repeated="14"/>
        </table:table-row>
        <table:table-row table:style-name="ro1">
          <table:table-cell table:formula="of:=[.A10]" office:value-type="float" office:value="0.351">
            <text:p>0.351</text:p>
          </table:table-cell>
          <table:table-cell table:formula="of:=[.P10]/[.B10]" office:value-type="float" office:value="1.06578148051723">
            <text:p>1.0657814805</text:p>
          </table:table-cell>
          <table:table-cell table:formula="of:=[.Q10]/[.C10]" office:value-type="float" office:value="0.310264896595766">
            <text:p>0.3102648966</text:p>
          </table:table-cell>
          <table:table-cell table:formula="of:=[.R10]/[.D10]" office:value-type="float" office:value="1.05478392450532">
            <text:p>1.0547839245</text:p>
          </table:table-cell>
          <table:table-cell table:formula="of:=[.S10]/[.E10]" office:value-type="float" office:value="1.04251990158067">
            <text:p>1.0425199016</text:p>
          </table:table-cell>
          <table:table-cell table:formula="of:=[.T10]/[.F10]" office:value-type="float" office:value="0.992824511841112">
            <text:p>0.9928245118</text:p>
          </table:table-cell>
          <table:table-cell table:formula="of:=[.U10]/[.G10]" office:value-type="float" office:value="0.867918402683837">
            <text:p>0.8679184027</text:p>
          </table:table-cell>
          <table:table-cell table:formula="of:=[.V10]/[.H10]" office:value-type="float" office:value="0.896862464346186">
            <text:p>0.8968624643</text:p>
          </table:table-cell>
          <table:table-cell table:formula="of:=[.W10]/[.I10]" office:value-type="float" office:value="1.0139673302267">
            <text:p>1.0139673302</text:p>
          </table:table-cell>
          <table:table-cell table:formula="of:=[.X10]/[.J10]" office:value-type="float" office:value="0.974869964779698">
            <text:p>0.9748699648</text:p>
          </table:table-cell>
          <table:table-cell table:formula="of:=[.Y10]/[.K10]" office:value-type="float" office:value="0.976802623857723">
            <text:p>0.9768026239</text:p>
          </table:table-cell>
          <table:table-cell table:formula="of:=[.Z10]/[.L10]" office:value-type="float" office:value="0.991652734029811">
            <text:p>0.991652734</text:p>
          </table:table-cell>
          <table:table-cell table:number-columns-repeated="14"/>
        </table:table-row>
        <table:table-row table:style-name="ro1">
          <table:table-cell table:formula="of:=[.A11]" office:value-type="float" office:value="0.401">
            <text:p>0.401</text:p>
          </table:table-cell>
          <table:table-cell table:formula="of:=[.P11]/[.B11]" office:value-type="float" office:value="1.09637105751391">
            <text:p>1.0963710575</text:p>
          </table:table-cell>
          <table:table-cell table:formula="of:=[.Q11]/[.C11]" office:value-type="float" office:value="0.916819601249099">
            <text:p>0.9168196012</text:p>
          </table:table-cell>
          <table:table-cell table:formula="of:=[.R11]/[.D11]" office:value-type="float" office:value="1.03808137952198">
            <text:p>1.0380813795</text:p>
          </table:table-cell>
          <table:table-cell table:formula="of:=[.S11]/[.E11]" office:value-type="float" office:value="1.06476235230934">
            <text:p>1.0647623523</text:p>
          </table:table-cell>
          <table:table-cell table:formula="of:=[.T11]/[.F11]" office:value-type="float" office:value="0.885083945770111">
            <text:p>0.8850839458</text:p>
          </table:table-cell>
          <table:table-cell table:formula="of:=[.U11]/[.G11]" office:value-type="float" office:value="1.02999063475041">
            <text:p>1.0299906348</text:p>
          </table:table-cell>
          <table:table-cell table:formula="of:=[.V11]/[.H11]" office:value-type="float" office:value="0.936601748546364">
            <text:p>0.9366017485</text:p>
          </table:table-cell>
          <table:table-cell table:formula="of:=[.W11]/[.I11]" office:value-type="float" office:value="0.999977353704934">
            <text:p>0.9999773537</text:p>
          </table:table-cell>
          <table:table-cell table:formula="of:=[.X11]/[.J11]" office:value-type="float" office:value="0.999694219132226">
            <text:p>0.9996942191</text:p>
          </table:table-cell>
          <table:table-cell table:formula="of:=[.Y11]/[.K11]" office:value-type="float" office:value="1.00226773301281">
            <text:p>1.002267733</text:p>
          </table:table-cell>
          <table:table-cell table:formula="of:=[.Z11]/[.L11]" office:value-type="float" office:value="0.986498873779477">
            <text:p>0.9864988738</text:p>
          </table:table-cell>
          <table:table-cell table:number-columns-repeated="14"/>
        </table:table-row>
        <table:table-row table:style-name="ro1">
          <table:table-cell table:formula="of:=[.A12]" office:value-type="float" office:value="0.451">
            <text:p>0.451</text:p>
          </table:table-cell>
          <table:table-cell table:formula="of:=[.P12]/[.B12]" office:value-type="float" office:value="0.728661333676705">
            <text:p>0.7286613337</text:p>
          </table:table-cell>
          <table:table-cell table:formula="of:=[.Q12]/[.C12]" office:value-type="float" office:value="0.678177042325277">
            <text:p>0.6781770423</text:p>
          </table:table-cell>
          <table:table-cell table:formula="of:=[.R12]/[.D12]" office:value-type="float" office:value="0.973551701103356">
            <text:p>0.9735517011</text:p>
          </table:table-cell>
          <table:table-cell table:formula="of:=[.S12]/[.E12]" office:value-type="float" office:value="0.968294948102545">
            <text:p>0.9682949481</text:p>
          </table:table-cell>
          <table:table-cell table:formula="of:=[.T12]/[.F12]" office:value-type="float" office:value="0.95366931918656">
            <text:p>0.9536693192</text:p>
          </table:table-cell>
          <table:table-cell table:formula="of:=[.U12]/[.G12]" office:value-type="float" office:value="0.909960951660849">
            <text:p>0.9099609517</text:p>
          </table:table-cell>
          <table:table-cell table:formula="of:=[.V12]/[.H12]" office:value-type="float" office:value="1.05102831763275">
            <text:p>1.0510283176</text:p>
          </table:table-cell>
          <table:table-cell table:formula="of:=[.W12]/[.I12]" office:value-type="float" office:value="1.00407797472618">
            <text:p>1.0040779747</text:p>
          </table:table-cell>
          <table:table-cell table:formula="of:=[.X12]/[.J12]" office:value-type="float" office:value="0.992035461878859">
            <text:p>0.9920354619</text:p>
          </table:table-cell>
          <table:table-cell table:formula="of:=[.Y12]/[.K12]" office:value-type="float" office:value="0.975117167648554">
            <text:p>0.9751171676</text:p>
          </table:table-cell>
          <table:table-cell table:formula="of:=[.Z12]/[.L12]" office:value-type="float" office:value="0.987334326170279">
            <text:p>0.9873343262</text:p>
          </table:table-cell>
          <table:table-cell table:number-columns-repeated="14"/>
        </table:table-row>
        <table:table-row table:style-name="ro1">
          <table:table-cell table:formula="of:=[.A13]" office:value-type="float" office:value="0.501">
            <text:p>0.501</text:p>
          </table:table-cell>
          <table:table-cell table:formula="of:=[.P13]/[.B13]" office:value-type="float" office:value="1.13993442017272">
            <text:p>1.1399344202</text:p>
          </table:table-cell>
          <table:table-cell table:formula="of:=[.Q13]/[.C13]" office:value-type="float" office:value="1.12130340778535">
            <text:p>1.1213034078</text:p>
          </table:table-cell>
          <table:table-cell table:formula="of:=[.R13]/[.D13]" office:value-type="float" office:value="1.48186920332937">
            <text:p>1.4818692033</text:p>
          </table:table-cell>
          <table:table-cell table:formula="of:=[.S13]/[.E13]" office:value-type="float" office:value="0.968632067372084">
            <text:p>0.9686320674</text:p>
          </table:table-cell>
          <table:table-cell table:formula="of:=[.T13]/[.F13]" office:value-type="float" office:value="1.3495456752445">
            <text:p>1.3495456752</text:p>
          </table:table-cell>
          <table:table-cell table:formula="of:=[.U13]/[.G13]" office:value-type="float" office:value="0.849413680289533">
            <text:p>0.8494136803</text:p>
          </table:table-cell>
          <table:table-cell table:formula="of:=[.V13]/[.H13]" office:value-type="float" office:value="0.919938399345493">
            <text:p>0.9199383993</text:p>
          </table:table-cell>
          <table:table-cell table:formula="of:=[.W13]/[.I13]" office:value-type="float" office:value="0.950260574767226">
            <text:p>0.9502605748</text:p>
          </table:table-cell>
          <table:table-cell table:formula="of:=[.X13]/[.J13]" office:value-type="float" office:value="0.98737582710979">
            <text:p>0.9873758271</text:p>
          </table:table-cell>
          <table:table-cell table:formula="of:=[.Y13]/[.K13]" office:value-type="float" office:value="0.987829842366659">
            <text:p>0.9878298424</text:p>
          </table:table-cell>
          <table:table-cell table:formula="of:=[.Z13]/[.L13]" office:value-type="float" office:value="0.99047447115793">
            <text:p>0.9904744712</text:p>
          </table:table-cell>
          <table:table-cell table:number-columns-repeated="14"/>
        </table:table-row>
        <table:table-row table:style-name="ro1">
          <table:table-cell table:formula="of:=[.A14]" office:value-type="float" office:value="0.551">
            <text:p>0.551</text:p>
          </table:table-cell>
          <table:table-cell table:formula="of:=[.P14]/[.B14]" office:value-type="float" office:value="1.19540504745788">
            <text:p>1.1954050475</text:p>
          </table:table-cell>
          <table:table-cell table:formula="of:=[.Q14]/[.C14]" office:value-type="float" office:value="1.034926023367">
            <text:p>1.0349260234</text:p>
          </table:table-cell>
          <table:table-cell table:formula="of:=[.R14]/[.D14]" office:value-type="float" office:value="1.02981057080325">
            <text:p>1.0298105708</text:p>
          </table:table-cell>
          <table:table-cell table:formula="of:=[.S14]/[.E14]" office:value-type="float" office:value="0.997605557450923">
            <text:p>0.9976055575</text:p>
          </table:table-cell>
          <table:table-cell table:formula="of:=[.T14]/[.F14]" office:value-type="float" office:value="0.80269008782936">
            <text:p>0.8026900878</text:p>
          </table:table-cell>
          <table:table-cell table:formula="of:=[.U14]/[.G14]" office:value-type="float" office:value="0.880891042155317">
            <text:p>0.8808910422</text:p>
          </table:table-cell>
          <table:table-cell table:formula="of:=[.V14]/[.H14]" office:value-type="float" office:value="0.929429392345246">
            <text:p>0.9294293923</text:p>
          </table:table-cell>
          <table:table-cell table:formula="of:=[.W14]/[.I14]" office:value-type="float" office:value="0.957102746058502">
            <text:p>0.9571027461</text:p>
          </table:table-cell>
          <table:table-cell table:formula="of:=[.X14]/[.J14]" office:value-type="float" office:value="0.985520693444024">
            <text:p>0.9855206934</text:p>
          </table:table-cell>
          <table:table-cell table:formula="of:=[.Y14]/[.K14]" office:value-type="float" office:value="1.00148259125739">
            <text:p>1.0014825913</text:p>
          </table:table-cell>
          <table:table-cell table:formula="of:=[.Z14]/[.L14]" office:value-type="float" office:value="0.97525380335196">
            <text:p>0.9752538034</text:p>
          </table:table-cell>
          <table:table-cell table:number-columns-repeated="14"/>
        </table:table-row>
        <table:table-row table:style-name="ro1">
          <table:table-cell table:formula="of:=[.A15]" office:value-type="float" office:value="0.601">
            <text:p>0.601</text:p>
          </table:table-cell>
          <table:table-cell table:formula="of:=[.P15]/[.B15]" office:value-type="float" office:value="0.912649617783142">
            <text:p>0.9126496178</text:p>
          </table:table-cell>
          <table:table-cell table:formula="of:=[.Q15]/[.C15]" office:value-type="float" office:value="1.03484303412682">
            <text:p>1.0348430341</text:p>
          </table:table-cell>
          <table:table-cell table:formula="of:=[.R15]/[.D15]" office:value-type="float" office:value="1.17339832550653">
            <text:p>1.1733983255</text:p>
          </table:table-cell>
          <table:table-cell table:formula="of:=[.S15]/[.E15]" office:value-type="float" office:value="0.968378208039773">
            <text:p>0.968378208</text:p>
          </table:table-cell>
          <table:table-cell table:formula="of:=[.T15]/[.F15]" office:value-type="float" office:value="1.02227096966092">
            <text:p>1.0222709697</text:p>
          </table:table-cell>
          <table:table-cell table:formula="of:=[.U15]/[.G15]" office:value-type="float" office:value="0.759448589979649">
            <text:p>0.75944859</text:p>
          </table:table-cell>
          <table:table-cell table:formula="of:=[.V15]/[.H15]" office:value-type="float" office:value="1.13298909660911">
            <text:p>1.1329890966</text:p>
          </table:table-cell>
          <table:table-cell table:formula="of:=[.W15]/[.I15]" office:value-type="float" office:value="1.03300457082169">
            <text:p>1.0330045708</text:p>
          </table:table-cell>
          <table:table-cell table:formula="of:=[.X15]/[.J15]" office:value-type="float" office:value="1.00912825871415">
            <text:p>1.0091282587</text:p>
          </table:table-cell>
          <table:table-cell table:formula="of:=[.Y15]/[.K15]" office:value-type="float" office:value="1.0105010325283">
            <text:p>1.0105010325</text:p>
          </table:table-cell>
          <table:table-cell table:formula="of:=[.Z15]/[.L15]" office:value-type="float" office:value="0.975310745610102">
            <text:p>0.9753107456</text:p>
          </table:table-cell>
          <table:table-cell table:number-columns-repeated="14"/>
        </table:table-row>
        <table:table-row table:style-name="ro1">
          <table:table-cell table:formula="of:=[.A16]" office:value-type="float" office:value="0.651">
            <text:p>0.651</text:p>
          </table:table-cell>
          <table:table-cell table:formula="of:=[.P16]/[.B16]" office:value-type="float" office:value="0.951646964897371">
            <text:p>0.9516469649</text:p>
          </table:table-cell>
          <table:table-cell table:formula="of:=[.Q16]/[.C16]" office:value-type="float" office:value="0.932850795470833">
            <text:p>0.9328507955</text:p>
          </table:table-cell>
          <table:table-cell table:formula="of:=[.R16]/[.D16]" office:value-type="float" office:value="1.07937637863127">
            <text:p>1.0793763786</text:p>
          </table:table-cell>
          <table:table-cell table:formula="of:=[.S16]/[.E16]" office:value-type="float" office:value="1.27412480030849">
            <text:p>1.2741248003</text:p>
          </table:table-cell>
          <table:table-cell table:formula="of:=[.T16]/[.F16]" office:value-type="float" office:value="0.865052413219398">
            <text:p>0.8650524132</text:p>
          </table:table-cell>
          <table:table-cell table:formula="of:=[.U16]/[.G16]" office:value-type="float" office:value="0.831159087894597">
            <text:p>0.8311590879</text:p>
          </table:table-cell>
          <table:table-cell table:formula="of:=[.V16]/[.H16]" office:value-type="float" office:value="0.997177541234039">
            <text:p>0.9971775412</text:p>
          </table:table-cell>
          <table:table-cell table:formula="of:=[.W16]/[.I16]" office:value-type="float" office:value="0.981670307772466">
            <text:p>0.9816703078</text:p>
          </table:table-cell>
          <table:table-cell table:formula="of:=[.X16]/[.J16]" office:value-type="float" office:value="1.00588262069815">
            <text:p>1.0058826207</text:p>
          </table:table-cell>
          <table:table-cell table:formula="of:=[.Y16]/[.K16]" office:value-type="float" office:value="1.0062715307835">
            <text:p>1.0062715308</text:p>
          </table:table-cell>
          <table:table-cell table:formula="of:=[.Z16]/[.L16]" office:value-type="float" office:value="0.974570830898482">
            <text:p>0.9745708309</text:p>
          </table:table-cell>
          <table:table-cell table:number-columns-repeated="14"/>
        </table:table-row>
        <table:table-row table:style-name="ro1">
          <table:table-cell table:formula="of:=[.A17]" office:value-type="float" office:value="0.701">
            <text:p>0.701</text:p>
          </table:table-cell>
          <table:table-cell table:formula="of:=[.P17]/[.B17]" office:value-type="float" office:value="0.609274552153475">
            <text:p>0.6092745522</text:p>
          </table:table-cell>
          <table:table-cell table:formula="of:=[.Q17]/[.C17]" office:value-type="float" office:value="1.2037480437138">
            <text:p>1.2037480437</text:p>
          </table:table-cell>
          <table:table-cell table:formula="of:=[.R17]/[.D17]" office:value-type="float" office:value="1.03250474271968">
            <text:p>1.0325047427</text:p>
          </table:table-cell>
          <table:table-cell table:formula="of:=[.S17]/[.E17]" office:value-type="float" office:value="1.29961451474537">
            <text:p>1.2996145147</text:p>
          </table:table-cell>
          <table:table-cell table:formula="of:=[.T17]/[.F17]" office:value-type="float" office:value="0.834204080826436">
            <text:p>0.8342040808</text:p>
          </table:table-cell>
          <table:table-cell table:formula="of:=[.U17]/[.G17]" office:value-type="float" office:value="0.784944854973511">
            <text:p>0.784944855</text:p>
          </table:table-cell>
          <table:table-cell table:formula="of:=[.V17]/[.H17]" office:value-type="float" office:value="1.00553088759717">
            <text:p>1.0055308876</text:p>
          </table:table-cell>
          <table:table-cell table:formula="of:=[.W17]/[.I17]" office:value-type="float" office:value="0.957486373773034">
            <text:p>0.9574863738</text:p>
          </table:table-cell>
          <table:table-cell table:formula="of:=[.X17]/[.J17]" office:value-type="float" office:value="0.982873980745294">
            <text:p>0.9828739807</text:p>
          </table:table-cell>
          <table:table-cell table:formula="of:=[.Y17]/[.K17]" office:value-type="float" office:value="0.970059436282081">
            <text:p>0.9700594363</text:p>
          </table:table-cell>
          <table:table-cell table:formula="of:=[.Z17]/[.L17]" office:value-type="float" office:value="0.989745808747192">
            <text:p>0.9897458087</text:p>
          </table:table-cell>
          <table:table-cell table:number-columns-repeated="14"/>
        </table:table-row>
        <table:table-row table:style-name="ro1">
          <table:table-cell table:formula="of:=[.A18]" office:value-type="float" office:value="0.751">
            <text:p>0.751</text:p>
          </table:table-cell>
          <table:table-cell table:formula="of:=[.P18]/[.B18]" office:value-type="float" office:value="0.576050847911699">
            <text:p>0.5760508479</text:p>
          </table:table-cell>
          <table:table-cell table:formula="of:=[.Q18]/[.C18]" office:value-type="float" office:value="1.07993352450469">
            <text:p>1.0799335245</text:p>
          </table:table-cell>
          <table:table-cell table:formula="of:=[.R18]/[.D18]" office:value-type="float" office:value="1.02691794137987">
            <text:p>1.0269179414</text:p>
          </table:table-cell>
          <table:table-cell table:formula="of:=[.S18]/[.E18]" office:value-type="float" office:value="1.03502174366006">
            <text:p>1.0350217437</text:p>
          </table:table-cell>
          <table:table-cell table:formula="of:=[.T18]/[.F18]" office:value-type="float" office:value="0.927915294284014">
            <text:p>0.9279152943</text:p>
          </table:table-cell>
          <table:table-cell table:formula="of:=[.U18]/[.G18]" office:value-type="float" office:value="0.985687265695238">
            <text:p>0.9856872657</text:p>
          </table:table-cell>
          <table:table-cell table:formula="of:=[.V18]/[.H18]" office:value-type="float" office:value="0.809638391652424">
            <text:p>0.8096383917</text:p>
          </table:table-cell>
          <table:table-cell table:formula="of:=[.W18]/[.I18]" office:value-type="float" office:value="1.05279798303267">
            <text:p>1.052797983</text:p>
          </table:table-cell>
          <table:table-cell table:formula="of:=[.X18]/[.J18]" office:value-type="float" office:value="1.01399220025169">
            <text:p>1.0139922003</text:p>
          </table:table-cell>
          <table:table-cell table:formula="of:=[.Y18]/[.K18]" office:value-type="float" office:value="0.997230568728958">
            <text:p>0.9972305687</text:p>
          </table:table-cell>
          <table:table-cell table:formula="of:=[.Z18]/[.L18]" office:value-type="float" office:value="0.990580659675202">
            <text:p>0.9905806597</text:p>
          </table:table-cell>
          <table:table-cell table:number-columns-repeated="14"/>
        </table:table-row>
        <table:table-row table:style-name="ro1">
          <table:table-cell table:formula="of:=[.A19]" office:value-type="float" office:value="0.801">
            <text:p>0.801</text:p>
          </table:table-cell>
          <table:table-cell table:formula="of:=[.P19]/[.B19]" office:value-type="float" office:value="1.07862354936859">
            <text:p>1.0786235494</text:p>
          </table:table-cell>
          <table:table-cell table:formula="of:=[.Q19]/[.C19]" office:value-type="float" office:value="1.00441513652815">
            <text:p>1.0044151365</text:p>
          </table:table-cell>
          <table:table-cell table:formula="of:=[.R19]/[.D19]" office:value-type="float" office:value="0.969275886862877">
            <text:p>0.9692758869</text:p>
          </table:table-cell>
          <table:table-cell table:formula="of:=[.S19]/[.E19]" office:value-type="float" office:value="1.03931204344564">
            <text:p>1.0393120434</text:p>
          </table:table-cell>
          <table:table-cell table:formula="of:=[.T19]/[.F19]" office:value-type="float" office:value="0.931244106767245">
            <text:p>0.9312441068</text:p>
          </table:table-cell>
          <table:table-cell table:formula="of:=[.U19]/[.G19]" office:value-type="float" office:value="0.789240229769957">
            <text:p>0.7892402298</text:p>
          </table:table-cell>
          <table:table-cell table:formula="of:=[.V19]/[.H19]" office:value-type="float" office:value="1.02793437165447">
            <text:p>1.0279343717</text:p>
          </table:table-cell>
          <table:table-cell table:formula="of:=[.W19]/[.I19]" office:value-type="float" office:value="0.988867527236107">
            <text:p>0.9888675272</text:p>
          </table:table-cell>
          <table:table-cell table:formula="of:=[.X19]/[.J19]" office:value-type="float" office:value="0.969300767755161">
            <text:p>0.9693007678</text:p>
          </table:table-cell>
          <table:table-cell table:formula="of:=[.Y19]/[.K19]" office:value-type="float" office:value="0.971269372338891">
            <text:p>0.9712693723</text:p>
          </table:table-cell>
          <table:table-cell table:formula="of:=[.Z19]/[.L19]" office:value-type="float" office:value="0.975146089986288">
            <text:p>0.97514609</text:p>
          </table:table-cell>
          <table:table-cell table:number-columns-repeated="14"/>
        </table:table-row>
        <table:table-row table:style-name="ro1">
          <table:table-cell table:formula="of:=[.A20]" office:value-type="float" office:value="0.851">
            <text:p>0.851</text:p>
          </table:table-cell>
          <table:table-cell table:formula="of:=[.P20]/[.B20]" office:value-type="float" office:value="0.408741897955792">
            <text:p>0.408741898</text:p>
          </table:table-cell>
          <table:table-cell table:formula="of:=[.Q20]/[.C20]" office:value-type="float" office:value="1.28235116664926">
            <text:p>1.2823511666</text:p>
          </table:table-cell>
          <table:table-cell table:formula="of:=[.R20]/[.D20]" office:value-type="float" office:value="0.962661371971998">
            <text:p>0.962661372</text:p>
          </table:table-cell>
          <table:table-cell table:formula="of:=[.S20]/[.E20]" office:value-type="float" office:value="1.07108032838761">
            <text:p>1.0710803284</text:p>
          </table:table-cell>
          <table:table-cell table:formula="of:=[.T20]/[.F20]" office:value-type="float" office:value="0.677003387696366">
            <text:p>0.6770033877</text:p>
          </table:table-cell>
          <table:table-cell table:formula="of:=[.U20]/[.G20]" office:value-type="float" office:value="0.847549937099199">
            <text:p>0.8475499371</text:p>
          </table:table-cell>
          <table:table-cell table:formula="of:=[.V20]/[.H20]" office:value-type="float" office:value="1.00782519483333">
            <text:p>1.0078251948</text:p>
          </table:table-cell>
          <table:table-cell table:formula="of:=[.W20]/[.I20]" office:value-type="float" office:value="1.00037861111356">
            <text:p>1.0003786111</text:p>
          </table:table-cell>
          <table:table-cell table:formula="of:=[.X20]/[.J20]" office:value-type="float" office:value="0.968175723971088">
            <text:p>0.968175724</text:p>
          </table:table-cell>
          <table:table-cell table:formula="of:=[.Y20]/[.K20]" office:value-type="float" office:value="0.988238447186402">
            <text:p>0.9882384472</text:p>
          </table:table-cell>
          <table:table-cell table:formula="of:=[.Z20]/[.L20]" office:value-type="float" office:value="0.991121582844053">
            <text:p>0.9911215828</text:p>
          </table:table-cell>
          <table:table-cell table:number-columns-repeated="14"/>
        </table:table-row>
        <table:table-row table:style-name="ro1">
          <table:table-cell table:formula="of:=[.A21]" office:value-type="float" office:value="0.901">
            <text:p>0.901</text:p>
          </table:table-cell>
          <table:table-cell table:formula="of:=[.P21]/[.B21]" office:value-type="float" office:value="2.86718269427927">
            <text:p>2.8671826943</text:p>
          </table:table-cell>
          <table:table-cell table:formula="of:=[.Q21]/[.C21]" office:value-type="float" office:value="1.63638890433042">
            <text:p>1.6363889043</text:p>
          </table:table-cell>
          <table:table-cell table:formula="of:=[.R21]/[.D21]" office:value-type="float" office:value="1.08097592970086">
            <text:p>1.0809759297</text:p>
          </table:table-cell>
          <table:table-cell table:formula="of:=[.S21]/[.E21]" office:value-type="float" office:value="0.958582852838888">
            <text:p>0.9585828528</text:p>
          </table:table-cell>
          <table:table-cell table:formula="of:=[.T21]/[.F21]" office:value-type="float" office:value="0.768052681659593">
            <text:p>0.7680526817</text:p>
          </table:table-cell>
          <table:table-cell table:formula="of:=[.U21]/[.G21]" office:value-type="float" office:value="0.819054433349664">
            <text:p>0.8190544333</text:p>
          </table:table-cell>
          <table:table-cell table:formula="of:=[.V21]/[.H21]" office:value-type="float" office:value="0.913171421861818">
            <text:p>0.9131714219</text:p>
          </table:table-cell>
          <table:table-cell table:formula="of:=[.W21]/[.I21]" office:value-type="float" office:value="1.01655474935028">
            <text:p>1.0165547494</text:p>
          </table:table-cell>
          <table:table-cell table:formula="of:=[.X21]/[.J21]" office:value-type="float" office:value="0.991442151931111">
            <text:p>0.9914421519</text:p>
          </table:table-cell>
          <table:table-cell table:formula="of:=[.Y21]/[.K21]" office:value-type="float" office:value="0.980394823669271">
            <text:p>0.9803948237</text:p>
          </table:table-cell>
          <table:table-cell table:formula="of:=[.Z21]/[.L21]" office:value-type="float" office:value="0.989932817407767">
            <text:p>0.9899328174</text:p>
          </table:table-cell>
          <table:table-cell table:number-columns-repeated="14"/>
        </table:table-row>
        <table:table-row table:style-name="ro1">
          <table:table-cell table:formula="of:=[.A22]" office:value-type="float" office:value="0.951">
            <text:p>0.951</text:p>
          </table:table-cell>
          <table:table-cell table:formula="of:=[.P22]/[.B22]" office:value-type="float" office:value="1.08531250666837">
            <text:p>1.0853125067</text:p>
          </table:table-cell>
          <table:table-cell table:formula="of:=[.Q22]/[.C22]" office:value-type="float" office:value="0.55016325229846">
            <text:p>0.5501632523</text:p>
          </table:table-cell>
          <table:table-cell table:formula="of:=[.R22]/[.D22]" office:value-type="float" office:value="0.994707845058077">
            <text:p>0.9947078451</text:p>
          </table:table-cell>
          <table:table-cell table:formula="of:=[.S22]/[.E22]" office:value-type="float" office:value="2.04279923700525">
            <text:p>2.042799237</text:p>
          </table:table-cell>
          <table:table-cell table:formula="of:=[.T22]/[.F22]" office:value-type="float" office:value="0.875768983923736">
            <text:p>0.8757689839</text:p>
          </table:table-cell>
          <table:table-cell table:formula="of:=[.U22]/[.G22]" office:value-type="float" office:value="0.804386292717373">
            <text:p>0.8043862927</text:p>
          </table:table-cell>
          <table:table-cell table:formula="of:=[.V22]/[.H22]" office:value-type="float" office:value="1.02424462766213">
            <text:p>1.0242446277</text:p>
          </table:table-cell>
          <table:table-cell table:formula="of:=[.W22]/[.I22]" office:value-type="float" office:value="0.988438329712769">
            <text:p>0.9884383297</text:p>
          </table:table-cell>
          <table:table-cell table:formula="of:=[.X22]/[.J22]" office:value-type="float" office:value="0.97488325965542">
            <text:p>0.9748832597</text:p>
          </table:table-cell>
          <table:table-cell table:formula="of:=[.Y22]/[.K22]" office:value-type="float" office:value="0.987505267997395">
            <text:p>0.987505268</text:p>
          </table:table-cell>
          <table:table-cell table:formula="of:=[.Z22]/[.L22]" office:value-type="float" office:value="0.989907504226447">
            <text:p>0.9899075042</text:p>
          </table:table-cell>
          <table:table-cell table:number-columns-repeated="14"/>
        </table:table-row>
        <table:table-row table:style-name="ro1">
          <table:table-cell table:formula="of:=[.A23]" office:value-type="float" office:value="1">
            <text:p>1</text:p>
          </table:table-cell>
          <table:table-cell table:formula="of:=[.P23]/[.B23]" office:value-type="float" office:value="1.24102140497055">
            <text:p>1.241021405</text:p>
          </table:table-cell>
          <table:table-cell table:formula="of:=[.Q23]/[.C23]" office:value-type="float" office:value="1.07320415269538">
            <text:p>1.0732041527</text:p>
          </table:table-cell>
          <table:table-cell table:formula="of:=[.R23]/[.D23]" office:value-type="float" office:value="0.989205065608789">
            <text:p>0.9892050656</text:p>
          </table:table-cell>
          <table:table-cell table:formula="of:=[.S23]/[.E23]" office:value-type="float" office:value="1.3015415394427">
            <text:p>1.3015415394</text:p>
          </table:table-cell>
          <table:table-cell table:formula="of:=[.T23]/[.F23]" office:value-type="float" office:value="0.817191218239042">
            <text:p>0.8171912182</text:p>
          </table:table-cell>
          <table:table-cell table:formula="of:=[.U23]/[.G23]" office:value-type="float" office:value="0.924976190418491">
            <text:p>0.9249761904</text:p>
          </table:table-cell>
          <table:table-cell table:formula="of:=[.V23]/[.H23]" office:value-type="float" office:value="1.00275392377002">
            <text:p>1.0027539238</text:p>
          </table:table-cell>
          <table:table-cell table:formula="of:=[.W23]/[.I23]" office:value-type="float" office:value="0.962837634149282">
            <text:p>0.9628376341</text:p>
          </table:table-cell>
          <table:table-cell table:formula="of:=[.X23]/[.J23]" office:value-type="float" office:value="0.972250632604512">
            <text:p>0.9722506326</text:p>
          </table:table-cell>
          <table:table-cell table:formula="of:=[.Y23]/[.K23]" office:value-type="float" office:value="0.973761251519553">
            <text:p>0.9737612515</text:p>
          </table:table-cell>
          <table:table-cell table:formula="of:=[.Z23]/[.L23]" office:value-type="float" office:value="0.978562022534622">
            <text:p>0.9785620225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formula="of:=[.P24]/[.B24]" office:value-type="float" office:value="0.902941538245269">
            <text:p>0.9029415382</text:p>
          </table:table-cell>
          <table:table-cell table:formula="of:=[.Q24]/[.C24]" office:value-type="float" office:value="1.05447036685484">
            <text:p>1.0544703669</text:p>
          </table:table-cell>
          <table:table-cell table:formula="of:=[.R24]/[.D24]" office:value-type="float" office:value="0.00165077575061054">
            <text:p>0.0016507758</text:p>
          </table:table-cell>
          <table:table-cell table:formula="of:=[.S24]/[.E24]" office:value-type="float" office:value="0.693409489133188">
            <text:p>0.6934094891</text:p>
          </table:table-cell>
          <table:table-cell table:formula="of:=[.T24]/[.F24]" office:value-type="float" office:value="1.01107968165692">
            <text:p>1.0110796817</text:p>
          </table:table-cell>
          <table:table-cell table:formula="of:=[.U24]/[.G24]" office:value-type="float" office:value="0.978615642985552">
            <text:p>0.978615643</text:p>
          </table:table-cell>
          <table:table-cell table:formula="of:=[.V24]/[.H24]" office:value-type="float" office:value="0.9354467739471">
            <text:p>0.9354467739</text:p>
          </table:table-cell>
          <table:table-cell table:formula="of:=[.W24]/[.I24]" office:value-type="float" office:value="0.976972297500753">
            <text:p>0.9769722975</text:p>
          </table:table-cell>
          <table:table-cell table:formula="of:=[.X24]/[.J24]" office:value-type="float" office:value="0.984993133142793">
            <text:p>0.9849931331</text:p>
          </table:table-cell>
          <table:table-cell table:formula="of:=[.Y24]/[.K24]" office:value-type="float" office:value="0.984652327321976">
            <text:p>0.9846523273</text:p>
          </table:table-cell>
          <table:table-cell table:formula="of:=[.Z24]/[.L24]" office:value-type="float" office:value="0.977988329770639">
            <text:p>0.977988329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22:25:42</dc:date>
    <dc:creator>mind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853" meta:object-count="0"/>
  </office:meta>
</office:document-meta>
</file>